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2799in" style:rel-column-width="2648*"/>
    </style:style>
    <style:style style:name="Table1.B" style:family="table-column">
      <style:table-column-properties style:column-width="2.0604in" style:rel-column-width="19498*"/>
    </style:style>
    <style:style style:name="Table1.C" style:family="table-column">
      <style:table-column-properties style:column-width="1.6333in" style:rel-column-width="15457*"/>
    </style:style>
    <style:style style:name="Table1.D" style:family="table-column">
      <style:table-column-properties style:column-width="2.9514in" style:rel-column-width="2793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6*"/>
    </style:style>
    <style:style style:name="Table3.B" style:family="table-column">
      <style:table-column-properties style:column-width="1.3847in" style:rel-column-width="13107*"/>
    </style:style>
    <style:style style:name="Table3.E" style:family="table-column">
      <style:table-column-properties style:column-width="1.3854in" style:rel-column-width="1310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403in" style:rel-column-width="10793*"/>
    </style:style>
    <style:style style:name="Table5.B" style:family="table-column">
      <style:table-column-properties style:column-width="1.9285in" style:rel-column-width="18247*"/>
    </style:style>
    <style:style style:name="Table5.D" style:family="table-column">
      <style:table-column-properties style:column-width="1.9285in" style:rel-column-width="1824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1.1139in"/>
    </style:style>
    <style:style style:name="Table6.B" style:family="table-column">
      <style:table-column-properties style:column-width="1.3208in"/>
    </style:style>
    <style:style style:name="Table6.C" style:family="table-column">
      <style:table-column-properties style:column-width="1.325in"/>
    </style:style>
    <style:style style:name="Table6.D" style:family="table-column">
      <style:table-column-properties style:column-width="1.5278in"/>
    </style:style>
    <style:style style:name="Table6.E" style:family="table-column">
      <style:table-column-properties style:column-width="1.6375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E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1542in" style:rel-column-width="10922*"/>
    </style:style>
    <style:style style:name="Table7.F" style:family="table-column">
      <style:table-column-properties style:column-width="1.1542in" style:rel-column-width="1092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font-name="Courier New" fo:font-weight="bold" style:font-weight-asian="bold" style:font-weight-complex="bold"/>
    </style:style>
    <style:style style:name="P5" style:family="paragraph" style:parent-style-name="Standard">
      <style:text-properties style:font-name="Courier New" fo:font-weight="normal" style:font-weight-asian="normal" style:font-weight-complex="normal"/>
    </style:style>
    <style:style style:name="P6" style:family="paragraph" style:parent-style-name="Standard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Times New Roman" fo:font-weight="normal" style:font-weight-asian="normal" style:font-weight-complex="normal"/>
    </style:style>
    <style:style style:name="P10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variant="normal" fo:text-transform="none" fo:color="#222222" fo:letter-spacing="normal"/>
    </style:style>
    <style:style style:name="P13" style:family="paragraph" style:parent-style-name="Standard">
      <style:text-properties fo:font-variant="normal" fo:text-transform="none" fo:color="#222222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variant="normal" fo:text-transform="none" fo:color="#222222" style:font-name="Times New Roman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variant="normal" fo:text-transform="none" fo:color="#222222" style:font-name="Courier New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text-properties style:text-position="0% 100%"/>
    </style:style>
    <style:style style:name="P19" style:family="paragraph" style:parent-style-name="Standard">
      <style:text-properties style:text-position="0% 100%" style:font-name="Times New Roman"/>
    </style:style>
    <style:style style:name="P20" style:family="paragraph" style:parent-style-name="Standard">
      <style:text-properties style:text-position="0% 100%" style:font-name="Times New Roman" fo:font-weight="bold" style:font-weight-asian="bold" style:font-weight-complex="bold"/>
    </style:style>
    <style:style style:name="P21" style:family="paragraph" style:parent-style-name="Standard">
      <style:text-properties style:text-position="0% 100%" style:font-name="Times New Roman" fo:font-weight="normal" style:font-weight-asian="normal" style:font-weight-complex="normal"/>
    </style:style>
    <style:style style:name="P22" style:family="paragraph" style:parent-style-name="Standard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style:text-position="0% 100%" style:font-name="Times New Roman" fo:font-style="normal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P26" style:family="paragraph" style:parent-style-name="Standard">
      <style:text-properties style:text-position="0% 100%"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 style:text-overline-style="none" style:text-overline-color="font-color"/>
    </style:style>
    <style:style style:name="P27" style:family="paragraph" style:parent-style-name="Standard">
      <style:text-properties style:text-position="0% 100%"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style:text-position="0% 100%" style:font-name="Courier New"/>
    </style:style>
    <style:style style:name="P29" style:family="paragraph" style:parent-style-name="Standard">
      <style:text-properties style:text-position="0% 100%" style:font-name="Courier New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style:text-position="0% 100%" style:font-name="Courier New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 style:text-overline-style="none" style:text-overline-color="font-color"/>
    </style:style>
    <style:style style:name="P31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32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Times New Roman"/>
    </style:style>
    <style:style style:name="P3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variant="normal" fo:text-transform="none" fo:color="#222222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text-position="0% 100%"/>
    </style:style>
    <style:style style:name="P3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style:font-name="Times New Roman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text-properties style:font-name="Times New Roman" fo:font-weight="bold" style:font-weight-asian="bold" style:font-weight-complex="bold"/>
    </style:style>
    <style:style style:name="P43" style:family="paragraph" style:parent-style-name="Table_20_Contents">
      <style:text-properties style:text-position="0% 100%" style:font-name="Times New Roman"/>
    </style:style>
    <style:style style:name="P44" style:family="paragraph" style:parent-style-name="Table_20_Contents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45" style:family="paragraph" style:parent-style-name="Table_20_Contents">
      <style:text-properties style:text-position="0% 100%" style:font-name="Courier New"/>
    </style:style>
    <style:style style:name="P46" style:family="paragraph" style:parent-style-name="Table_20_Contents">
      <style:text-properties fo:font-variant="normal" fo:text-transform="none" fo:color="#222222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7" style:family="paragraph" style:parent-style-name="Table_20_Contents">
      <style:text-properties fo:font-weight="bold" style:font-weight-asian="bold" style:font-weight-complex="bold"/>
    </style:style>
    <style:style style:name="P48" style:family="paragraph" style:parent-style-name="Table_20_Contents">
      <style:text-properties fo:font-weight="normal" style:font-weight-asian="normal" style:font-weight-complex="normal"/>
    </style:style>
    <style:style style:name="P49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50" style:family="paragraph" style:parent-style-name="Standard" style:list-style-name="L1">
      <style:text-properties fo:font-weight="normal" style:font-weight-asian="normal" style:font-weight-complex="normal"/>
    </style:style>
    <style:style style:name="P51" style:family="paragraph" style:parent-style-name="Standard" style:list-style-name="L2">
      <style:text-properties fo:font-weight="normal" style:font-weight-asian="normal" style:font-weight-complex="normal"/>
    </style:style>
    <style:style style:name="P52" style:family="paragraph" style:parent-style-name="Standard" style:list-style-name="L3">
      <style:text-properties fo:font-weight="normal" style:font-weight-asian="normal" style:font-weight-complex="normal"/>
    </style:style>
    <style:style style:name="P53" style:family="paragraph" style:parent-style-name="Standard" style:list-style-name="L4">
      <style:text-properties fo:font-weight="normal" style:font-weight-asian="normal" style:font-weight-complex="normal"/>
    </style:style>
    <style:style style:name="P54" style:family="paragraph" style:parent-style-name="Standard" style:list-style-name="L5">
      <style:text-properties fo:font-weight="normal" style:font-weight-asian="normal" style:font-weight-complex="normal"/>
    </style:style>
    <style:style style:name="P55" style:family="paragraph" style:parent-style-name="Standard" style:list-style-name="L6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56" style:family="paragraph" style:parent-style-name="Standard" style:list-style-name="L7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57" style:family="paragraph" style:parent-style-name="Standard" style:list-style-name="L8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58" style:family="paragraph" style:parent-style-name="Standard" style:list-style-name="L9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59" style:family="paragraph" style:parent-style-name="Standard" style:list-style-name="L10">
      <style:text-properties fo:font-variant="normal" fo:text-transform="none" fo:color="#222222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60" style:family="paragraph" style:parent-style-name="Standard" style:list-style-name="L11">
      <style:text-properties fo:font-variant="normal" fo:text-transform="none" fo:color="#222222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61" style:family="paragraph" style:parent-style-name="Standard" style:list-style-name="L12">
      <style:text-properties fo:font-variant="normal" fo:text-transform="none" fo:color="#222222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2" style:family="paragraph" style:parent-style-name="Standard" style:list-style-name="L13">
      <style:text-properties style:text-underline-style="none"/>
    </style:style>
    <style:style style:name="P63" style:family="paragraph" style:parent-style-name="Standard" style:list-style-name="L13">
      <style:text-properties style:text-underline-style="solid" style:text-underline-width="auto" style:text-underline-color="font-color"/>
    </style:style>
    <style:style style:name="P64" style:family="paragraph" style:parent-style-name="Standard" style:list-style-name="L13">
      <style:text-properties style:text-position="0% 100%" style:text-underline-style="none"/>
    </style:style>
    <style:style style:name="P65" style:family="paragraph" style:parent-style-name="Standard" style:list-style-name="L15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67" style:family="paragraph" style:parent-style-name="Standard" style:list-style-name="L16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68" style:family="paragraph" style:parent-style-name="Standard" style:list-style-name="L17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69" style:family="paragraph" style:parent-style-name="Standard" style:list-style-name="L18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70" style:family="paragraph" style:parent-style-name="Standard" style:list-style-name="L19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71" style:family="paragraph" style:parent-style-name="Standard" style:list-style-name="L20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72" style:family="paragraph" style:parent-style-name="Standard" style:list-style-name="L21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73" style:family="paragraph" style:parent-style-name="Standard" style:list-style-name="L22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74" style:family="paragraph" style:parent-style-name="Standard" style:list-style-name="L23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75" style:family="paragraph" style:parent-style-name="Standard" style:list-style-name="L24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76" style:family="paragraph" style:parent-style-name="Standard" style:list-style-name="L25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77" style:family="paragraph" style:parent-style-name="Standard" style:list-style-name="L26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78" style:family="paragraph" style:parent-style-name="Standard">
      <style:text-properties style:text-position="0% 100%" style:font-name="Times New Roman" fo:font-style="normal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P79" style:family="paragraph" style:parent-style-name="Standard" style:list-style-name="L19">
      <style:text-properties style:text-position="0% 100%"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 style:text-overline-style="none" style:text-overline-color="font-color"/>
    </style:style>
    <style:style style:name="P80" style:family="paragraph" style:parent-style-name="Standard" style:list-style-name="L15">
      <style:text-properties style:text-position="0% 100%" style:font-name="Times New Roman" fo:font-weight="normal" style:font-weight-asian="normal" style:font-weight-complex="normal"/>
    </style:style>
    <style:style style:name="P81" style:family="paragraph" style:parent-style-name="Standard">
      <style:text-properties style:text-position="0% 100%" style:font-name="Courier New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82" style:family="paragraph" style:parent-style-name="Standard">
      <style:text-properties style:text-position="0% 100%" style:font-name="Times New Roman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P83" style:family="paragraph" style:parent-style-name="Standard" style:list-style-name="L14"/>
    <style:style style:name="P8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5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Times New Roman" style:text-underline-style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Courier New"/>
    </style:style>
    <style:style style:name="T14" style:family="text">
      <style:text-properties style:font-name="Courier New" fo:font-style="normal" style:font-style-asian="normal" style:font-style-complex="normal"/>
    </style:style>
    <style:style style:name="T15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Courier New" fo:font-weight="normal" style:font-weight-asian="normal" style:font-weight-complex="normal"/>
    </style:style>
    <style:style style:name="T17" style:family="text">
      <style:text-properties style:font-name="Courier New" style:text-underline-style="none" style:text-overline-style="none" style:text-overline-color="font-color"/>
    </style:style>
    <style:style style:name="T18" style:family="text">
      <style:text-properties style:font-name="Courier New" style:text-underline-style="none" fo:font-weight="normal" style:font-weight-asian="normal" style:font-weight-complex="normal"/>
    </style:style>
    <style:style style:name="T19" style:family="text">
      <style:text-properties style:font-name="Courier New" fo:font-weight="bold" style:font-weight-asian="bold" style:font-weight-complex="bold"/>
    </style:style>
    <style:style style:name="T20" style:family="text">
      <style:text-properties style:font-name="Courier New"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style:text-underline-style="none"/>
    </style:style>
    <style:style style:name="T23" style:family="text">
      <style:text-properties style:text-position="sub 58%" fo:font-style="normal" style:font-style-asian="normal" style:font-style-complex="normal"/>
    </style:style>
    <style:style style:name="T24" style:family="text">
      <style:text-properties style:text-position="0% 100%"/>
    </style:style>
    <style:style style:name="T25" style:family="text">
      <style:text-properties style:text-position="0% 100%" style:text-underline-style="none"/>
    </style:style>
    <style:style style:name="T26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0% 100%" style:font-name="Times New Roman" fo:font-style="normal" style:font-style-asian="normal" style:font-style-complex="normal"/>
    </style:style>
    <style:style style:name="T28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Times New Roman" style:text-underline-style="none"/>
    </style:style>
    <style:style style:name="T32" style:family="text">
      <style:text-properties style:font-name="Times New Roman" style:text-underline-style="none" style:text-overline-style="none" style:text-overline-color="font-color"/>
    </style:style>
    <style:style style:name="T33" style:family="text">
      <style:text-properties style:font-name="Times New Roman" style:text-underline-style="none" fo:font-weight="normal" style:font-weight-asian="normal" style:font-weight-complex="normal"/>
    </style:style>
    <style:style style:name="T34" style:family="text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35" style:family="text">
      <style:text-properties style:font-name="Times New Roman" fo:font-weight="normal" style:font-weight-asian="normal" style:font-weight-complex="normal"/>
    </style:style>
    <style:style style:name="T36" style:family="text">
      <style:text-properties fo:font-variant="normal" fo:text-transform="none" fo:color="#222222" fo:letter-spacing="normal"/>
    </style:style>
    <style:style style:name="T37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38" style:family="text">
      <style:text-properties fo:font-variant="normal" fo:text-transform="none" fo:color="#222222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style:text-overline-style="none" style:text-overline-color="font-color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44" style:family="text">
      <style:text-properties fo:color="#ff3333" style:font-name="Times New Roman" style:text-underline-style="none" fo:font-weight="normal" style:font-weight-asian="normal" style:font-weight-complex="normal"/>
    </style:style>
    <style:style style:name="T45" style:family="text">
      <style:text-properties fo:color="#00cc00" style:font-name="Times New Roman" style:text-underline-style="none" fo:font-weight="normal" style:font-weight-asian="normal" style:font-weight-complex="normal"/>
    </style:style>
    <style:style style:name="T46" style:family="text">
      <style:text-properties fo:color="#ff66ff" style:font-name="Times New Roman" style:text-underline-style="none" fo:font-weight="normal" style:font-weight-asian="normal" style:font-weight-complex="normal"/>
    </style:style>
    <style:style style:name="T47" style:family="text">
      <style:text-properties fo:color="#6666ff" style:font-name="Times New Roman" style:text-underline-style="none" fo:font-weight="normal" style:font-weight-asian="normal" style:font-weight-complex="normal"/>
    </style:style>
    <style:style style:name="T48" style:family="text">
      <style:text-properties fo:color="#000000" style:font-name="Times New Roman" style:text-underline-style="none" fo:font-weight="normal" style:font-weight-asian="normal" style:font-weight-complex="normal"/>
    </style:style>
    <style:style style:name="T49" style:family="text">
      <style:text-properties style:font-name="Times New Roman"/>
    </style:style>
    <style:style style:name="T50" style:family="text">
      <style:text-properties style:font-name="Times New Roman" fo:font-style="italic" style:font-style-asian="italic" style:font-style-complex="italic"/>
    </style:style>
    <style:style style:name="T51" style:family="text">
      <style:text-properties style:font-name="Times New Roman" fo:font-weight="bold" style:font-weight-asian="bold" style:font-weight-complex="bold"/>
    </style:style>
    <style:style style:name="T52" style:family="text">
      <style:text-properties style:font-name="Times New Roman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I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day</text:p>
      <text:p text:style-name="P2">Week 1</text:p>
      <text:p text:style-name="P2">1-9-17</text:p>
      <text:p text:style-name="Standard"/>
      <text:p text:style-name="Standard"/>
      <text:p text:style-name="Standard">Office hours: MWF 11am-12pm</text:p>
      <text:p text:style-name="Standard"/>
      <text:p text:style-name="Standard">Homework is graded. Five assignments, 2.5% of grade each (total of 12.5%)</text:p>
      <text:p text:style-name="Standard">3 Exams at 10% each (30% total)</text:p>
      <text:p text:style-name="Standard">Final Exam: 16.5%</text:p>
      <text:p text:style-name="Standard">4 Programming assignments</text:p>
      <text:p text:style-name="Standard"><text:tab/>1<text:span text:style-name="T1">st</text:span> assignment 5%</text:p>
      <text:p text:style-name="Standard"><text:tab/>2<text:span text:style-name="T1">nd</text:span>, 3<text:span text:style-name="T1">rd</text:span>, 4<text:span text:style-name="T1">th</text:span> assignments: 12% each</text:p>
      <text:p text:style-name="Standard"><text:tab/>Total: 41%</text:p>
      <text:p text:style-name="Standard">Recitation at 0.25% (bonus) per session attended</text:p>
      <text:p text:style-name="Standard"/>
      <text:p text:style-name="Standard">Late submissions get 10% penalty per day for Programming assignments, max of 3 days.</text:p>
      <text:p text:style-name="Standard">Homework is not allowed to be turn in late.</text:p>
      <text:p text:style-name="Standard"/>
      <text:p text:style-name="Standard">Teacher will write on paper during class, will upload paper at end of week.</text:p>
      <text:p text:style-name="P31"/>
      <text:p text:style-name="Standard"/>
      <text:p text:style-name="P1">Programming Languages (PL):<text:span text:style-name="T3"> Notation to communicate with computers1 to achieve specific tasks and other humans to describe a solution to a problem.</text:span></text:p>
      <text:p text:style-name="P3">*</text:p>
      <text:p text:style-name="P3">PLs have:</text:p>
      <text:list xml:id="list4345859845458734386" text:style-name="L1">
        <text:list-item>
          <text:p text:style-name="P50">syntax: form</text:p>
        </text:list-item>
        <text:list-item>
          <text:p text:style-name="P50">semantics: meaning</text:p>
        </text:list-item>
      </text:list>
      <text:p text:style-name="P3"/>
      <text:p text:style-name="P3">How do we specify languages?</text:p>
      <text:list xml:id="list5762753623839164325" text:style-name="L2">
        <text:list-item>
          <text:p text:style-name="P51">Alphabet: finite set of symbols</text:p>
        </text:list-item>
        <text:list-item>
          <text:p text:style-name="P51">Word (string): Every word is a finite sequence of symbols from the alphabet</text:p>
        </text:list-item>
      </text:list>
      <text:p text:style-name="P3"/>
      <text:p text:style-name="P3">One way to specify the set of words in a language is to list them (dictionary)</text:p>
      <text:p text:style-name="P3">This is impractical, though.</text:p>
      <text:p text:style-name="P3"/>
      <text:p text:style-name="P3">Another way is to give a property that should be satisfied by the word.</text:p>
      <text:p text:style-name="P3"/>
      <text:p text:style-name="P1">Example words from a programming language (C/C++):</text:p>
      <text:p text:style-name="P3">a111: valid</text:p>
      <text:p text:style-name="P3">11a: not valid</text:p>
      <text:p text:style-name="P3">_a1: valid</text:p>
      <text:p text:style-name="P3">_: valid</text:p>
      <text:p text:style-name="P3">a11a1: valid</text:p>
      <text:p text:style-name="P3">a_1: valid</text:p>
      <text:p text:style-name="P3">_1a: valid</text:p>
      <text:p text:style-name="P3"/>
      <text:p text:style-name="P3"/>
      <text:p text:style-name="P3"><text:soft-page-break/>How do we specify valid identifiers?</text:p>
      <text:list xml:id="list5689062342754319007" text:style-name="L3">
        <text:list-item>
          <text:p text:style-name="P52">We need a compact notation to specify the “words” of the language.</text:p>
        </text:list-item>
        <text:list-item>
          <text:p text:style-name="P52">We need a precise notation to specify the “words” of a language</text:p>
        </text:list-item>
      </text:list>
      <text:p text:style-name="P3"/>
      <text:p text:style-name="P3">An attempt at defining identifiers in C/C++: An identifier is a finite sequence of symbols from the alphabet starting with an underscore or a letter followed by zero or more letters, digits, or underscores.</text:p>
      <text:p text:style-name="P3"/>
      <text:p text:style-name="Standard"><text:span text:style-name="T4">Regular expressions:</text:span><text:span text:style-name="T3"> Notation to specify sets of finite sequences of characters.</text:span></text:p>
      <text:p text:style-name="P3"/>
      <text:p text:style-name="P3">Examples:</text:p>
      <text:p text:style-name="P3">1<text:tab/><text:tab/>Represents { 1 }</text:p>
      <text:p text:style-name="P3">1 + 2 <text:tab/><text:tab/>Represents {1, 2}</text:p>
      <text:p text:style-name="P3">1 + 2 + 3<text:tab/>Represents {1, 2, 3}</text:p>
      <text:p text:style-name="P3"/>
      <text:p text:style-name="P49">Friday</text:p>
      <text:p text:style-name="P2">Week 1</text:p>
      <text:p text:style-name="P2">1-13-17</text:p>
      <text:p text:style-name="Standard"/>
      <text:p text:style-name="P3">(Wednesday skipped because low battery; check paper notes.)</text:p>
      <text:p text:style-name="P3"/>
      <text:p text:style-name="P3">Announcement: Staff hours have been posted on blackboard.</text:p>
      <text:p text:style-name="P3">First assignment will be posted Wednesday</text:p>
      <text:p text:style-name="P3"/>
      <text:p text:style-name="P1">Last time:</text:p>
      <text:list xml:id="list7718812913526584824" text:style-name="L4">
        <text:list-item>
          <text:p text:style-name="P53">Examples of Regular Expressions</text:p>
        </text:list-item>
      </text:list>
      <text:p text:style-name="P1">Today:<text:span text:style-name="T3"> </text:span></text:p>
      <text:list xml:id="list3260655712733379859" text:style-name="L5">
        <text:list-item>
          <text:p text:style-name="P54">More examples</text:p>
        </text:list-item>
        <text:list-item>
          <text:p text:style-name="P54">Define regular expressions</text:p>
        </text:list-item>
        <text:list-item>
          <text:p text:style-name="P54">Lexical analysis</text:p>
        </text:list-item>
      </text:list>
      <text:p text:style-name="P3"/>
      <text:p text:style-name="P3">Correction of yesterday's example for DECIMAL.</text:p>
      <text:p text:style-name="P3"/>
      <text:p text:style-name="P5">DECIMAL</text:p>
      <text:p text:style-name="P5"><text:tab/>NUM . '.' . digit . digit*</text:p>
      <text:p text:style-name="P9"/>
      <text:p text:style-name="P9">This allows 0.00.</text:p>
      <text:p text:style-name="P9"/>
      <text:p text:style-name="P5">DECIMAL</text:p>
      <text:p text:style-name="P5"><text:tab/>NUM . '.' . digit . pdigit*</text:p>
      <text:p text:style-name="P9"/>
      <text:p text:style-name="P9">Would not allow 0.00100, which may be needed for one reason or another, so this solution doesn't work.</text:p>
      <text:p text:style-name="P9"/>
      <text:p text:style-name="P9">If we want to disallow 0.00, we instead need two cases, one for where the integer part is zero, and one for if the integer part is not zero.</text:p>
      <text:p text:style-name="P9"/>
      <text:p text:style-name="P5">DECIMAL</text:p>
      <text:p text:style-name="P4"><text:span text:style-name="T3"><text:tab/></text:span><text:span text:style-name="T5">pdigit . digit*</text:span><text:span text:style-name="T3"> . ' . ' . digit . digit*</text:span></text:p>
      <text:p text:style-name="P4"><text:span text:style-name="T3"><text:tab/>0. ' . ' . </text:span>digit* . pdigit . digit*</text:p>
      <text:p text:style-name="P5"/>
      <text:p text:style-name="P8"><text:span text:style-name="T16">Note:</text:span><text:span text:style-name="T11"> non-zero integer part</text:span></text:p>
      <text:p text:style-name="P8"><text:span text:style-name="T14">Note:</text:span><text:span text:style-name="T11"> makes it so a pdigit </text:span><text:span text:style-name="T3">must</text:span><text:span text:style-name="T11"> be in there somewhere, but can have zeroes before and after.</text:span></text:p>
      <text:p text:style-name="P10"/>
      <text:p text:style-name="P8"><text:span text:style-name="T10">Alphabet:</text:span><text:span text:style-name="T11"> Finite set of symbols</text:span></text:p>
      <text:p text:style-name="P10"><text:tab/>Ex: {0, 1, a, b, c}</text:p>
      <text:p text:style-name="P8"><text:span text:style-name="T10">String:</text:span><text:span text:style-name="T11"> Finite sequence of symbol from a given alphabet.</text:span></text:p>
      <text:p text:style-name="P10"><text:tab/>Ex: “0a”, “1b”</text:p>
      <text:p text:style-name="P8"><text:span text:style-name="T10">Token:</text:span><text:span text:style-name="T11"> A label of a set of strings</text:span></text:p>
      <text:p text:style-name="P10"><text:tab/>Ex: the NUM in:</text:p>
      <text:p text:style-name="P8"><text:span text:style-name="T11"><text:tab/><text:tab/></text:span><text:span text:style-name="T15">NUM<text:tab/>{0, 1, …, 9, 10, 11, …}</text:span></text:p>
      <text:p text:style-name="P8"><text:span text:style-name="T10">Lexeme</text:span><text:span text:style-name="T11"> of a token is a particular string in the set labeled by the token</text:span></text:p>
      <text:p text:style-name="P10"><text:tab/>Ex: “100” is a lexeme for NUM.</text:p>
      <text:p text:style-name="P8"><text:soft-page-break/><text:span text:style-name="T10">Regular Expressions:</text:span><text:span text:style-name="T11"> Notation to specify sets of strings.</text:span></text:p>
      <text:p text:style-name="P10">Given an alphabet Σ, the regular expressions over Σ are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>Regular Expression</text:p>
          </table:table-cell>
          <table:table-cell table:style-name="Table1.A1" office:value-type="string">
            <text:p text:style-name="P39"/>
          </table:table-cell>
          <table:table-cell table:style-name="Table1.D1" office:value-type="string">
            <text:p text:style-name="P39">Set represented by expression</text:p>
          </table:table-cell>
        </table:table-row>
        <table:table-row>
          <table:table-cell table:style-name="Table1.A2" office:value-type="string">
            <text:p text:style-name="P39">1</text:p>
          </table:table-cell>
          <table:table-cell table:style-name="Table1.A2" office:value-type="string">
            <text:p text:style-name="P39">Phi</text:p>
          </table:table-cell>
          <table:table-cell table:style-name="Table1.A2" office:value-type="string">
            <text:p text:style-name="P39">represents</text:p>
          </table:table-cell>
          <table:table-cell table:style-name="Table1.D2" office:value-type="string">
            <text:p text:style-name="P39">{}</text:p>
          </table:table-cell>
        </table:table-row>
        <table:table-row>
          <table:table-cell table:style-name="Table1.A2" office:value-type="string">
            <text:p text:style-name="P39">2</text:p>
          </table:table-cell>
          <table:table-cell table:style-name="Table1.A2" office:value-type="string">
            <text:p text:style-name="P39">ε</text:p>
          </table:table-cell>
          <table:table-cell table:style-name="Table1.A2" office:value-type="string">
            <text:p text:style-name="P39">represents</text:p>
          </table:table-cell>
          <table:table-cell table:style-name="Table1.D2" office:value-type="string">
            <text:p text:style-name="P39">the empty string, {ε}</text:p>
          </table:table-cell>
        </table:table-row>
        <table:table-row>
          <table:table-cell table:style-name="Table1.A2" office:value-type="string">
            <text:p text:style-name="P39">3</text:p>
          </table:table-cell>
          <table:table-cell table:style-name="Table1.A2" office:value-type="string">
            <text:p text:style-name="P39">a</text:p>
          </table:table-cell>
          <table:table-cell table:style-name="Table1.A2" office:value-type="string">
            <text:p text:style-name="P39">where a ∈ Σ represents</text:p>
          </table:table-cell>
          <table:table-cell table:style-name="Table1.D2" office:value-type="string">
            <text:p text:style-name="P39">{a}</text:p>
          </table:table-cell>
        </table:table-row>
        <table:table-row>
          <table:table-cell table:style-name="Table1.A2" office:value-type="string">
            <text:p text:style-name="P43">4</text:p>
          </table:table-cell>
          <table:table-cell table:style-name="Table1.A2" office:value-type="string">
            <text:p text:style-name="P39">(R<text:span text:style-name="T21">1</text:span><text:span text:style-name="T24">) + (R</text:span><text:span text:style-name="T21">2</text:span><text:span text:style-name="T24">)</text:span></text:p>
            <text:p text:style-name="P39"><text:span text:style-name="T24">Where R</text:span><text:span text:style-name="T21">1</text:span><text:span text:style-name="T24"> and R</text:span><text:span text:style-name="T21">2</text:span><text:span text:style-name="T24"> are reg. ex.</text:span></text:p>
          </table:table-cell>
          <table:table-cell table:style-name="Table1.A2" office:value-type="string">
            <text:p text:style-name="P39">represents</text:p>
          </table:table-cell>
          <table:table-cell table:style-name="Table1.D2" office:value-type="string">
            <text:p text:style-name="P39">L(R<text:span text:style-name="T21">1</text:span><text:span text:style-name="T24">) ∪ L(R</text:span><text:span text:style-name="T21">2</text:span><text:span text:style-name="T24">)</text:span></text:p>
            <text:p text:style-name="P43">Where L(R) is the set of strings represented by R</text:p>
          </table:table-cell>
        </table:table-row>
        <table:table-row>
          <table:table-cell table:style-name="Table1.A2" office:value-type="string">
            <text:p text:style-name="P43">5</text:p>
          </table:table-cell>
          <table:table-cell table:style-name="Table1.A2" office:value-type="string">
            <text:p text:style-name="P39"><text:span text:style-name="T24">(R</text:span><text:span text:style-name="T21">1</text:span><text:span text:style-name="T24">) . (R</text:span><text:span text:style-name="T21">2</text:span><text:span text:style-name="T24">)</text:span></text:p>
            <text:p text:style-name="P39"><text:span text:style-name="T24">Where R</text:span><text:span text:style-name="T21">1</text:span><text:span text:style-name="T24"> and R</text:span><text:span text:style-name="T21">2</text:span><text:span text:style-name="T24"> are reg. ex.</text:span></text:p>
          </table:table-cell>
          <table:table-cell table:style-name="Table1.A2" office:value-type="string">
            <text:p text:style-name="P39">represents</text:p>
          </table:table-cell>
          <table:table-cell table:style-name="Table1.D2" office:value-type="string">
            <text:p text:style-name="P39">L(R<text:span text:style-name="T21">1</text:span><text:span text:style-name="T24">) . L(R</text:span><text:span text:style-name="T21">2</text:span><text:span text:style-name="T24">)</text:span></text:p>
          </table:table-cell>
        </table:table-row>
        <table:table-row>
          <table:table-cell table:style-name="Table1.D2" table:number-columns-spanned="4" office:value-type="string">
            <text:p text:style-name="P39">Def: Concatenation of sets of strings A &amp; B</text:p>
            <text:p text:style-name="P39">A . B = {w | w is of the form xy x ∈ A &amp; y ∈ B}</text:p>
            <text:p text:style-name="P39"/>
            <text:p text:style-name="P39">Ex:</text:p>
            <text:p text:style-name="P10"><text:tab/>A = {ab, 01}</text:p>
            <text:p text:style-name="P10"><text:tab/>B = {cd, 01}<text:line-break/><text:tab/>A . B = {abcd, ab01, 01cd, 0101}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9">6</text:p>
          </table:table-cell>
          <table:table-cell table:style-name="Table1.A2" office:value-type="string">
            <text:p text:style-name="P39">(R)*</text:p>
          </table:table-cell>
          <table:table-cell table:style-name="Table1.A2" office:value-type="string">
            <text:p text:style-name="P39">represents</text:p>
          </table:table-cell>
          <table:table-cell table:style-name="Table1.D2" office:value-type="string">
            <text:p text:style-name="P39">{ε} ∪ <text:s/>L(R) ∪ <text:s/>L(R) . L(R) ∪</text:p>
            <text:p text:style-name="P39"><text:tab/>L(R) . L(R) . L(R) ∪ <text:s/>… </text:p>
          </table:table-cell>
        </table:table-row>
        <table:table-row>
          <table:table-cell table:style-name="Table1.D2" table:number-columns-spanned="4" office:value-type="string">
            <text:p text:style-name="P39">L((R)*) = Union from i = 0 <text:s/>to infinity of L(R)<text:span text:style-name="T1">i</text:span></text:p>
            <text:p text:style-name="P39"><text:span text:style-name="T24">L(R)</text:span><text:span text:style-name="T1">0</text:span><text:span text:style-name="T24"> = {ε}</text:span></text:p>
            <text:p text:style-name="P39"><text:span text:style-name="T24">L(R)</text:span><text:span text:style-name="T1">i+1</text:span><text:span text:style-name="T24"> = L(R)</text:span><text:span text:style-name="T1">i</text:span><text:span text:style-name="T24"> . L(R)</text:span></text:p>
            <text:p text:style-name="P43"/>
            <text:p text:style-name="P39"><text:span text:style-name="T24">Example: L(R)</text:span><text:span text:style-name="T1">1</text:span><text:span text:style-name="T24"> = L(R)</text:span><text:span text:style-name="T1">0</text:span><text:span text:style-name="T24"> . L(R)</text:span></text:p>
            <text:p text:style-name="P43"><text:tab/><text:tab/> <text:s/>= {ε} . L(R) = L(R)<text:line-break/>Note: All the definitions use parentheses. We can get rid of ath e parentheses. The operator procedure from highest to lowest is:</text:p>
            <text:p text:style-name="P45">*</text:p>
            <text:p text:style-name="P45">.</text:p>
            <text:p text:style-name="P45">+</text:p>
          </table:table-cell>
          <table:covered-table-cell/>
          <table:covered-table-cell/>
          <table:covered-table-cell/>
        </table:table-row>
      </table:table>
      <text:p text:style-name="P10"/>
      <text:p text:style-name="P11">Lexical Analysis:</text:p>
      <text:p text:style-name="P10"><text:tab/>Given an input (program), the goal of lexical analysis is to break down the input into lexemes and identify the tokens.</text:p>
      <text:p text:style-name="P10"/>
      <text:p text:style-name="P10">Examples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Tokens:</text:p>
      <text:p text:style-name="P6">ID <text:tab/><text:tab/>(identifier)</text:p>
      <text:p text:style-name="P6">NUM<text:tab/><text:tab/>(already defined on Wednesday)</text:p>
      <text:p text:style-name="P6">DECIMAL<text:tab/>(already defined on Wednesday)</text:p>
      <text:p text:style-name="P6">DOT<text:tab/><text:tab/>'.'</text:p>
      <text:p text:style-name="P6"/>
      <text:p text:style-name="P10">Input: 100.a1.100</text:p>
      <text:p text:style-name="P10"/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column table:style-name="Table3.E"/>
        <table:table-row>
          <table:table-cell table:style-name="Table3.A1" office:value-type="string">
            <text:p text:style-name="P39">NUM</text:p>
          </table:table-cell>
          <table:table-cell table:style-name="Table3.A1" office:value-type="string">
            <text:p text:style-name="P39">DOT</text:p>
          </table:table-cell>
          <table:table-cell table:style-name="Table3.A1" office:value-type="string">
            <text:p text:style-name="P39">ID</text:p>
          </table:table-cell>
          <table:table-cell table:style-name="Table3.A1" office:value-type="string">
            <text:p text:style-name="P39">DOT</text:p>
          </table:table-cell>
          <table:table-cell table:style-name="Table3.E1" office:value-type="string">
            <text:p text:style-name="P39">NUM</text:p>
          </table:table-cell>
        </table:table-row>
        <table:table-row>
          <table:table-cell table:style-name="Table3.A2" office:value-type="string">
            <text:p text:style-name="P39">100</text:p>
          </table:table-cell>
          <table:table-cell table:style-name="Table3.A2" office:value-type="string">
            <text:p text:style-name="P39">.</text:p>
          </table:table-cell>
          <table:table-cell table:style-name="Table3.A2" office:value-type="string">
            <text:p text:style-name="P39">a1</text:p>
          </table:table-cell>
          <table:table-cell table:style-name="Table3.A2" office:value-type="string">
            <text:p text:style-name="P39">.</text:p>
          </table:table-cell>
          <table:table-cell table:style-name="Table3.E2" office:value-type="string">
            <text:p text:style-name="P39">100</text:p>
          </table:table-cell>
        </table:table-row>
      </table:table>
      <text:p text:style-name="P10"/>
      <text:p text:style-name="P10">But there is also the possibility of</text:p>
      <text:p text:style-name="P10"/>
      <text:p text:style-name="P10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39">NUM</text:p>
          </table:table-cell>
          <table:table-cell table:style-name="Table4.A1" office:value-type="string">
            <text:p text:style-name="P39">DOT</text:p>
          </table:table-cell>
          <table:table-cell table:style-name="Table4.A1" office:value-type="string">
            <text:p text:style-name="P39">ID</text:p>
          </table:table-cell>
          <table:table-cell table:style-name="Table4.D1" office:value-type="string">
            <text:p text:style-name="P39">DECIMAL</text:p>
          </table:table-cell>
        </table:table-row>
        <table:table-row>
          <table:table-cell table:style-name="Table4.A2" office:value-type="string">
            <text:p text:style-name="P39">100</text:p>
          </table:table-cell>
          <table:table-cell table:style-name="Table4.A2" office:value-type="string">
            <text:p text:style-name="P39">.</text:p>
          </table:table-cell>
          <table:table-cell table:style-name="Table4.A2" office:value-type="string">
            <text:p text:style-name="P39">a</text:p>
          </table:table-cell>
          <table:table-cell table:style-name="Table4.D2" office:value-type="string">
            <text:p text:style-name="P39">1.100</text:p>
          </table:table-cell>
        </table:table-row>
      </table:table>
      <text:p text:style-name="P10"/>
      <text:p text:style-name="P10">But this is not correct, because we always want the longest matched token. We examine each character in turn, and go back only if the character doesn't match.</text:p>
      <text:p text:style-name="P10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9">String</text:p>
          </table:table-cell>
          <table:table-cell table:style-name="Table2.A1" office:value-type="string">
            <text:p text:style-name="P39">Match</text:p>
          </table:table-cell>
          <table:table-cell table:style-name="Table2.A1" office:value-type="string">
            <text:p text:style-name="P39">Potential Match</text:p>
          </table:table-cell>
          <table:table-cell table:style-name="Table2.D1" office:value-type="string">
            <text:p text:style-name="P39">Maximal Matched</text:p>
          </table:table-cell>
        </table:table-row>
        <table:table-row>
          <table:table-cell table:style-name="Table2.A2" office:value-type="string">
            <text:p text:style-name="P39">100.a1.100</text:p>
          </table:table-cell>
          <table:table-cell table:style-name="Table2.A2" office:value-type="string">
            <text:p text:style-name="P39">-</text:p>
          </table:table-cell>
          <table:table-cell table:style-name="Table2.A2" office:value-type="string">
            <text:p text:style-name="P39">-</text:p>
          </table:table-cell>
          <table:table-cell table:style-name="Table2.D2" office:value-type="string">
            <text:p text:style-name="P39">-</text:p>
          </table:table-cell>
        </table:table-row>
        <table:table-row>
          <table:table-cell table:style-name="Table2.A2" office:value-type="string">
            <text:p text:style-name="P39"><text:span text:style-name="T4">1</text:span>00.a1.100</text:p>
          </table:table-cell>
          <table:table-cell table:style-name="Table2.A2" office:value-type="string">
            <text:p text:style-name="P39">NUM</text:p>
          </table:table-cell>
          <table:table-cell table:style-name="Table2.A2" office:value-type="string">
            <text:p text:style-name="P39">NUM, DECIMAL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9"><text:span text:style-name="T4">10</text:span>0.a1.100</text:p>
          </table:table-cell>
          <table:table-cell table:style-name="Table2.A2" office:value-type="string">
            <text:p text:style-name="P39">NUM</text:p>
          </table:table-cell>
          <table:table-cell table:style-name="Table2.A2" office:value-type="string">
            <text:p text:style-name="P39">NUM<text:line-break/>DECIMAL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9"><text:span text:style-name="T4">100</text:span>.a1.100</text:p>
          </table:table-cell>
          <table:table-cell table:style-name="Table2.A2" office:value-type="string">
            <text:p text:style-name="P39">NUM</text:p>
          </table:table-cell>
          <table:table-cell table:style-name="Table2.A2" office:value-type="string">
            <text:p text:style-name="P39">NUM<text:line-break/>DECIMAL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9"><text:span text:style-name="T4">100.</text:span>a1.100</text:p>
          </table:table-cell>
          <table:table-cell table:style-name="Table2.A2" office:value-type="string">
            <text:p text:style-name="P39">-</text:p>
          </table:table-cell>
          <table:table-cell table:style-name="Table2.A2" office:value-type="string">
            <text:p text:style-name="P39">DECIMAL</text:p>
          </table:table-cell>
          <table:table-cell table:style-name="Table2.D2" office:value-type="string">
            <text:p text:style-name="P39">NUM: 100</text:p>
          </table:table-cell>
        </table:table-row>
        <table:table-row>
          <table:table-cell table:style-name="Table2.A2" office:value-type="string">
            <text:p text:style-name="P39"><text:span text:style-name="T4">100.a</text:span>1.100</text:p>
          </table:table-cell>
          <table:table-cell table:style-name="Table2.A2" office:value-type="string">
            <text:p text:style-name="P39">-</text:p>
          </table:table-cell>
          <table:table-cell table:style-name="Table2.A2" office:value-type="string">
            <text:p text:style-name="P39">-</text:p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9">.a1.100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9">.a1.100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9">a1.100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D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9">a1.100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D2" office:value-type="string">
            <text:p text:style-name="P39"/>
          </table:table-cell>
        </table:table-row>
      </table:table>
      <text:p text:style-name="P10"/>
      <text:p text:style-name="P10"/>
      <text:p text:style-name="P49">Monday</text:p>
      <text:p text:style-name="P2">Week 3</text:p>
      <text:p text:style-name="P2">1-23-17</text:p>
      <text:p text:style-name="Standard"/>
      <text:p text:style-name="P10">Last time:</text:p>
      <text:list xml:id="list1978083936930191775" text:style-name="L6">
        <text:list-item>
          <text:p text:style-name="P55">Note about Regular Expressions</text:p>
        </text:list-item>
        <text:list-item>
          <text:p text:style-name="P55">Started with grammars and parsing</text:p>
        </text:list-item>
      </text:list>
      <text:p text:style-name="P10">Today:</text:p>
      <text:list xml:id="list6825706051619512949" text:style-name="L7">
        <text:list-item>
          <text:p text:style-name="P56">More with grammars and parsing</text:p>
        </text:list-item>
        <text:list-item>
          <text:p text:style-name="P56">Start with FIRST sets</text:p>
        </text:list-item>
      </text:list>
      <text:p text:style-name="P32"/>
      <text:p text:style-name="P10"/>
      <text:p text:style-name="P10">E → T + E | T</text:p>
      <text:p text:style-name="P10">T → F * T | F</text:p>
      <text:p text:style-name="P10">F → ( E ) | NUM</text:p>
      <text:p text:style-name="P10"/>
      <text:p text:style-name="P6">boolean parse_expr() // E</text:p>
      <text:p text:style-name="P6">{</text:p>
      <text:p text:style-name="P6"><text:tab/>if (parse_term()) // T</text:p>
      <text:p text:style-name="P6"><text:tab/>{</text:p>
      <text:p text:style-name="P6"><text:tab/><text:tab/>tok = lexer.getToken();</text:p>
      <text:p text:style-name="P6"><text:tab/><text:tab/>if (tok.token_type == PLUS) // +</text:p>
      <text:p text:style-name="P6"><text:tab/><text:tab/>{</text:p>
      <text:p text:style-name="P6"><text:tab/><text:tab/><text:tab/>if (parse_expr()) // E</text:p>
      <text:p text:style-name="P6"><text:tab/><text:tab/><text:tab/><text:tab/>return true; // E → T + E</text:p>
      <text:p text:style-name="P6"><text:tab/><text:tab/><text:tab/>else</text:p>
      <text:p text:style-name="P6"><text:tab/><text:tab/><text:tab/><text:tab/>return false; //syntax error; E → T + <text:span text:style-name="T4">not E</text:span></text:p>
      <text:p text:style-name="P6"><text:tab/><text:tab/>}</text:p>
      <text:p text:style-name="P6"><text:tab/><text:tab/>else // E → T <text:span text:style-name="T4">not +</text:span></text:p>
      <text:p text:style-name="P6"><text:tab/><text:tab/>{</text:p>
      <text:p text:style-name="P6"><text:tab/><text:tab/><text:tab/>//We could be more picky, and make sure there's</text:p>
      <text:p text:style-name="P6"><text:tab/><text:tab/><text:tab/>// nothing else after it</text:p>
      <text:p text:style-name="P6"><text:tab/><text:tab/><text:tab/>//For now, we assume it's correct.</text:p>
      <text:p text:style-name="P6"><text:tab/><text:tab/><text:tab/>lexer.ungetToken(tok)</text:p>
      <text:p text:style-name="P6"><text:tab/><text:tab/><text:tab/>return true; // E → T</text:p>
      <text:p text:style-name="P6"><text:tab/><text:tab/>}</text:p>
      <text:p text:style-name="P6"><text:tab/>}</text:p>
      <text:p text:style-name="P6"><text:tab/>return false; //syntax error; E → <text:span text:style-name="T4">not T</text:span></text:p>
      <text:p text:style-name="P6">}</text:p>
      <text:p text:style-name="P6"/>
      <text:p text:style-name="P6">boolean parse_factor()</text:p>
      <text:p text:style-name="P6">{</text:p>
      <text:p text:style-name="P6"><text:tab/>tok = lexer.getToken();</text:p>
      <text:p text:style-name="P6"><text:tab/>if (tok.token_type == NUM) // NUM</text:p>
      <text:p text:style-name="P6"><text:tab/><text:tab/>return true; //F → NUM</text:p>
      <text:p text:style-name="P6"><text:tab/>else if (tok.token_type == LPAREN) // (</text:p>
      <text:p text:style-name="P6"><text:tab/>{</text:p>
      <text:p text:style-name="P6"><text:tab/><text:tab/>if ( parse_expr() == E) // E</text:p>
      <text:p text:style-name="P6"><text:tab/><text:tab/>{</text:p>
      <text:p text:style-name="P6"><text:soft-page-break/><text:tab/><text:tab/><text:tab/>tok = lexer.getToken();</text:p>
      <text:p text:style-name="P6"><text:tab/><text:tab/><text:tab/>if (tok.token_type == RPAREN) // )</text:p>
      <text:p text:style-name="P6"><text:tab/><text:tab/><text:tab/><text:tab/>return true; // F → ( E )</text:p>
      <text:p text:style-name="P6"><text:tab/><text:tab/><text:tab/>else</text:p>
      <text:p text:style-name="P6"><text:tab/><text:tab/><text:tab/><text:tab/>return false; // syntax error; F → ( E <text:span text:style-name="T4">not )</text:span></text:p>
      <text:p text:style-name="P6"><text:tab/><text:tab/>}</text:p>
      <text:p text:style-name="P6"><text:tab/><text:tab/>else</text:p>
      <text:p text:style-name="P6"><text:tab/><text:tab/><text:tab/>return false; //syntax error; F → ( <text:span text:style-name="T4">not E</text:span></text:p>
      <text:p text:style-name="P6"><text:tab/>}</text:p>
      <text:p text:style-name="P6"><text:tab/>else</text:p>
      <text:p text:style-name="P6"><text:tab/><text:tab/>return false; //syntax error; F → <text:span text:style-name="T4">not NUM</text:span>; F → <text:span text:style-name="T4">not (</text:span></text:p>
      <text:p text:style-name="P6">}</text:p>
      <text:p text:style-name="P6"/>
      <text:p text:style-name="P6">boolean parse_term() // T</text:p>
      <text:p text:style-name="P6">{</text:p>
      <text:p text:style-name="P6"><text:tab/>if (parse_factor()) // F</text:p>
      <text:p text:style-name="P6"><text:tab/>{</text:p>
      <text:p text:style-name="P6"><text:tab/><text:tab/>tok = lexer.getToken();</text:p>
      <text:p text:style-name="P6"><text:tab/><text:tab/>if (tok.token_type == MULT) // *</text:p>
      <text:p text:style-name="P6"><text:tab/><text:tab/>{</text:p>
      <text:p text:style-name="P6"><text:tab/><text:tab/><text:tab/>if (parse_factor()) // F</text:p>
      <text:p text:style-name="P6"><text:tab/><text:tab/><text:tab/><text:tab/>return true; // T → F * T</text:p>
      <text:p text:style-name="P6"><text:tab/><text:tab/><text:tab/>else</text:p>
      <text:p text:style-name="P6"><text:tab/><text:tab/><text:tab/><text:tab/>return false; //syntax error; T → F * <text:span text:style-name="T4">not T</text:span></text:p>
      <text:p text:style-name="P6"><text:tab/><text:tab/>}</text:p>
      <text:p text:style-name="P6"><text:tab/><text:tab/>else // T → F <text:span text:style-name="T4">not *</text:span></text:p>
      <text:p text:style-name="P6"><text:tab/><text:tab/>{</text:p>
      <text:p text:style-name="P6"><text:tab/><text:tab/><text:tab/>lexer.ungetToken(tok)</text:p>
      <text:p text:style-name="P6"><text:tab/><text:tab/><text:tab/>return true; // T → F</text:p>
      <text:p text:style-name="P6"><text:tab/><text:tab/>}</text:p>
      <text:p text:style-name="P6"><text:tab/>}</text:p>
      <text:p text:style-name="P6"><text:tab/>return false; //syntax error; T → <text:span text:style-name="T4">not F</text:span></text:p>
      <text:p text:style-name="P6">}</text:p>
      <text:p text:style-name="P10"/>
      <text:p text:style-name="P10">E → T + E | T</text:p>
      <text:p text:style-name="P10">T → F * T | F</text:p>
      <text:p text:style-name="P10">F → ( E ) | NUM</text:p>
      <text:p text:style-name="P10"/>
      <text:p text:style-name="P10">Input: 1 * (2 + 3)</text:p>
      <text:p text:style-name="P10"/>
      <text:p text:style-name="P10">Execution trace: (tracing execution of function)</text:p>
      <text:p text:style-name="P10"/>
      <text:p text:style-name="P6">parse_expr()</text:p>
      <text:p text:style-name="P6"><text:tab/>parse_term()</text:p>
      <text:p text:style-name="P6"><text:tab/><text:tab/>parse_factor()</text:p>
      <text:p text:style-name="P6"><text:tab/><text:tab/><text:tab/>get_token() //NUM “1”</text:p>
      <text:p text:style-name="P6"><text:tab/><text:tab/><text:tab/>return true; //F → NUM</text:p>
      <text:p text:style-name="P6"><text:tab/><text:tab/>get_token() // MULT</text:p>
      <text:p text:style-name="P6"><text:tab/><text:tab/>parse_factor()</text:p>
      <text:p text:style-name="P6"><text:soft-page-break/><text:tab/><text:tab/><text:tab/>get_token() // LPAREN</text:p>
      <text:p text:style-name="P6"><text:tab/><text:tab/><text:tab/>parse_expr()</text:p>
      <text:p text:style-name="P6"><text:tab/><text:tab/><text:tab/><text:tab/>parse_term()</text:p>
      <text:p text:style-name="P6"><text:tab/><text:tab/><text:tab/><text:tab/><text:tab/>parse_factor()</text:p>
      <text:p text:style-name="P6"><text:tab/><text:tab/><text:tab/><text:tab/><text:tab/><text:tab/>get_token() NUM “2”</text:p>
      <text:p text:style-name="P6"><text:tab/><text:tab/><text:tab/><text:tab/><text:tab/><text:tab/>return true; // F → NUM</text:p>
      <text:p text:style-name="P6"><text:tab/><text:tab/><text:tab/><text:tab/><text:tab/>get_token() PLUS “+”</text:p>
      <text:p text:style-name="P6"><text:tab/><text:tab/><text:tab/><text:tab/><text:tab/><text:tab/>token_type != MULT</text:p>
      <text:p text:style-name="P6"><text:tab/><text:tab/><text:tab/><text:tab/><text:tab/><text:tab/>ungetToken()</text:p>
      <text:p text:style-name="P6"><text:tab/><text:tab/><text:tab/><text:tab/><text:tab/><text:tab/>return true // T → F</text:p>
      <text:p text:style-name="P6"><text:tab/><text:tab/><text:tab/><text:tab/>get_token() //PLUS</text:p>
      <text:p text:style-name="P6"><text:tab/><text:tab/><text:tab/><text:tab/>parse_expr()</text:p>
      <text:p text:style-name="P6"><text:tab/><text:tab/><text:tab/><text:tab/><text:tab/>parse_term()</text:p>
      <text:p text:style-name="P6"><text:tab/><text:tab/><text:tab/><text:tab/><text:tab/><text:tab/>parse_factor()</text:p>
      <text:p text:style-name="P6"><text:tab/><text:tab/><text:tab/><text:tab/><text:tab/><text:tab/><text:tab/>get_token() NUM “3”</text:p>
      <text:p text:style-name="P6"><text:tab/><text:tab/><text:tab/><text:tab/><text:tab/><text:tab/><text:tab/>return true; // F → NUM</text:p>
      <text:p text:style-name="P6"><text:tab/><text:tab/><text:tab/><text:tab/><text:tab/><text:tab/>get_token() RPAREN “)”</text:p>
      <text:p text:style-name="P6"><text:tab/><text:tab/><text:tab/><text:tab/><text:tab/><text:tab/><text:tab/>token_type != MULT</text:p>
      <text:p text:style-name="P6"><text:tab/><text:tab/><text:tab/><text:tab/><text:tab/><text:tab/><text:tab/>ungetToken()</text:p>
      <text:p text:style-name="P6"><text:tab/><text:tab/><text:tab/><text:tab/><text:tab/><text:tab/><text:tab/>return true // T → F</text:p>
      <text:p text:style-name="P6"><text:tab/><text:tab/><text:tab/><text:tab/><text:tab/><text:tab/>return true; T → </text:p>
      <text:p text:style-name="P6"><text:tab/><text:tab/><text:tab/><text:tab/><text:tab/>getToken() RPAREN “)”</text:p>
      <text:p text:style-name="P6"><text:tab/><text:tab/><text:tab/><text:tab/><text:tab/><text:tab/>token_type != PLUS</text:p>
      <text:p text:style-name="P6"><text:tab/><text:tab/><text:tab/><text:tab/><text:tab/><text:tab/>ungetToken</text:p>
      <text:p text:style-name="P6"><text:tab/><text:tab/><text:tab/><text:tab/><text:tab/><text:tab/>return true; </text:p>
      <text:p text:style-name="P6"><text:tab/><text:tab/><text:tab/><text:tab/><text:tab/>return true; E → T + E</text:p>
      <text:p text:style-name="P6"><text:tab/><text:tab/><text:tab/><text:tab/>getToken() RPAREN</text:p>
      <text:p text:style-name="P6"><text:tab/><text:tab/><text:tab/><text:tab/><text:tab/>return true F → ( E )</text:p>
      <text:p text:style-name="P6"><text:tab/><text:tab/><text:tab/><text:tab/>getToken() //EOF → end of file</text:p>
      <text:p text:style-name="P6"><text:tab/><text:tab/><text:tab/><text:tab/>return true; T → F</text:p>
      <text:p text:style-name="P6"><text:tab/><text:tab/><text:tab/>return true; T → F * T</text:p>
      <text:p text:style-name="P6"><text:tab/><text:tab/>getToken EOF</text:p>
      <text:p text:style-name="P6"><text:tab/><text:tab/>return true; E → T + E</text:p>
      <text:p text:style-name="P34"/>
      <text:p text:style-name="P6"/>
      <text:p text:style-name="P6">S → ABC | DEF</text:p>
      <text:p text:style-name="P6">A → aA | ε</text:p>
      <text:p text:style-name="P6">B → bB | ε</text:p>
      <text:p text:style-name="P6">C → cC | c</text:p>
      <text:p text:style-name="P6">D → aA | d</text:p>
      <text:p text:style-name="P6">F → Cc | d</text:p>
      <text:p text:style-name="P6">E → ε</text:p>
      <text:p text:style-name="P6"/>
      <text:p text:style-name="P6">aaabcd</text:p>
      <text:p text:style-name="P6"/>
      <text:p text:style-name="P6"/>
      <text:p text:style-name="P49">Wednesday</text:p>
      <text:p text:style-name="P2">Week 3</text:p>
      <text:p text:style-name="P2">1-25-17</text:p>
      <text:p text:style-name="P7"/>
      <text:p text:style-name="P10">Last time:</text:p>
      <text:list xml:id="list4025779020098602272" text:style-name="L8">
        <text:list-item>
          <text:list>
            <text:list-item>
              <text:list>
                <text:list-item>
                  <text:list>
                    <text:list-item>
                      <text:p text:style-name="P57">Parsing expressions</text:p>
                    </text:list-item>
                    <text:list-item>
                      <text:p text:style-name="P57">execution trace of parser</text:p>
                    </text:list-item>
                  </text:list>
                </text:list-item>
              </text:list>
            </text:list-item>
          </text:list>
        </text:list-item>
      </text:list>
      <text:p text:style-name="P10">Today:</text:p>
      <text:list xml:id="list3694313781703757994" text:style-name="L9">
        <text:list-item>
          <text:list>
            <text:list-item>
              <text:p text:style-name="P58">difficulty of parsing</text:p>
            </text:list-item>
            <text:list-item>
              <text:p text:style-name="P58">guided parsing with first sets</text:p>
            </text:list-item>
          </text:list>
        </text:list-item>
      </text:list>
      <text:p text:style-name="P32"/>
      <text:p text:style-name="P10"/>
      <text:p text:style-name="P10">S → ABC | DEF</text:p>
      <text:p text:style-name="P10">A → aA | ε</text:p>
      <text:p text:style-name="P10">B → bB | ε</text:p>
      <text:p text:style-name="P10">C → cC | c</text:p>
      <text:p text:style-name="P10">D → aA | d</text:p>
      <text:p text:style-name="P10">F → Cc | d</text:p>
      <text:p text:style-name="P10">E → ε</text:p>
      <text:p text:style-name="P10"/>
      <text:p text:style-name="P10">Note: <text:span text:style-name="T13">a</text:span>, <text:span text:style-name="T13">b</text:span>, <text:span text:style-name="T13">c</text:span>, <text:span text:style-name="T13">d</text:span> are our tokens</text:p>
      <text:p text:style-name="P10"/>
      <text:p text:style-name="P10">Input: <text:span text:style-name="T13">aaabcd</text:span></text:p>
      <text:p text:style-name="P10"/>
      <text:p text:style-name="P10">The first a can come from ABC or DEF.</text:p>
      <text:p text:style-name="P10"/>
      <text:p text:style-name="P10">Picture A: All paths eventually lead to a dead end.</text:p>
      <text:p text:style-name="P10"/>
      <text:p text:style-name="P10">For the computer to determine this is not valid input, it has to go through many paths on the tree, which takes time. So instead, we do predictive text.</text:p>
      <text:p text:style-name="P10"/>
      <text:p text:style-name="P10">Parsing: Try all possibilities and backtrack when dead ends are reached. In general, it's inefficient and complicated.</text:p>
      <text:p text:style-name="P10"/>
      <text:p text:style-name="P11">Predictive parsing:<text:span text:style-name="T3"> Under some conditions on the grammar, we can avoid backtracking altogether.</text:span></text:p>
      <text:p text:style-name="P10"/>
      <text:p text:style-name="P10">The conditions will be expressed as constraints on the FIRST and FOLLOW sets associated with the grammar.</text:p>
      <text:p text:style-name="P10"/>
      <text:p text:style-name="P10">Example:</text:p>
      <text:p text:style-name="P10"/>
      <text:p text:style-name="P10">A → a</text:p>
      <text:p text:style-name="P10"/>
      <text:p text:style-name="P10">If A → a, then what can A start with? a. Can it be ε? No.</text:p>
      <text:p text:style-name="Standard"><text:span text:style-name="T30">So: FIRST(A) </text:span><text:span text:style-name="T37">⊇</text:span><text:span text:style-name="T3"> </text:span><text:span text:style-name="T30"><text:s/>{a}</text:span></text:p>
      <text:p text:style-name="Standard"><text:span text:style-name="T30">(</text:span><text:span text:style-name="T37">⊇</text:span><text:span text:style-name="T3"> </text:span><text:span text:style-name="T30">= FIRST(A) is ≤ than {a}</text:span></text:p>
      <text:p text:style-name="P10">ε ∉ FIRST(A)</text:p>
      <text:p text:style-name="P10"/>
      <text:p text:style-name="P10"><text:soft-page-break/>Example:</text:p>
      <text:p text:style-name="P10">A → aB</text:p>
      <text:p text:style-name="P10">B → b</text:p>
      <text:p text:style-name="P10"/>
      <text:p text:style-name="Standard"><text:span text:style-name="T30">FIRST(A) </text:span><text:span text:style-name="T38">⊇</text:span><text:span text:style-name="T30"> <text:s/>{a}</text:span></text:p>
      <text:p text:style-name="P10">Nothing in B is at the beginning, so we don't worry about it. B can start with b, but not A.</text:p>
      <text:p text:style-name="P10">b ∉ FIRST(A).</text:p>
      <text:p text:style-name="P10"/>
      <text:p text:style-name="P10">Example:</text:p>
      <text:p text:style-name="P10"/>
      <text:p text:style-name="P10">A → BC</text:p>
      <text:p text:style-name="P10">B → bB</text:p>
      <text:p text:style-name="P10">C → c</text:p>
      <text:p text:style-name="P10"/>
      <text:p text:style-name="Standard"><text:span text:style-name="T30">FIRST(A) </text:span><text:span text:style-name="T36">⊇</text:span> {b}</text:p>
      <text:p text:style-name="Standard">The first thing in A is B, but that's a non-terminal, so we find the first thing in B. B has to start with a b, and A has to start with B. Therefore, A starts with b.</text:p>
      <text:p text:style-name="Standard">c <text:span text:style-name="T36">∉ FIRST(A)</text:span></text:p>
      <text:p text:style-name="P12"/>
      <text:p text:style-name="P12">Example:</text:p>
      <text:p text:style-name="P12"/>
      <text:p text:style-name="P12">A → Bc</text:p>
      <text:p text:style-name="P12">B → bB | d</text:p>
      <text:p text:style-name="P12">C → cC | e</text:p>
      <text:p text:style-name="P12"/>
      <text:p text:style-name="P12">FIRST(A) ⊇ <text:s/>{b, d}</text:p>
      <text:p text:style-name="P12">c ∉ FIRST(A)</text:p>
      <text:p text:style-name="P12">e ∉ FIRST(A)</text:p>
      <text:p text:style-name="Standard"/>
      <text:p text:style-name="Standard">A → BC</text:p>
      <text:p text:style-name="Standard">B → bB | ε</text:p>
      <text:p text:style-name="Standard">C → cC | e</text:p>
      <text:p text:style-name="Standard"/>
      <text:p text:style-name="Standard">Be can be the empty string. If B goes to ε, then A has to start with C's first letter.</text:p>
      <text:p text:style-name="Standard"/>
      <text:p text:style-name="Standard">A → B → b</text:p>
      <text:p text:style-name="Standard"/>
      <text:p text:style-name="Standard">A → B → ε</text:p>
      <text:p text:style-name="Standard">A → C → c</text:p>
      <text:p text:style-name="Standard"/>
      <text:p text:style-name="Standard">A → B → ε</text:p>
      <text:p text:style-name="Standard">A → C → e</text:p>
      <text:p text:style-name="Standard"/>
      <text:p text:style-name="Standard">(Picture B for tree version)</text:p>
      <text:p text:style-name="Standard"/>
      <text:p text:style-name="Standard">FIRST(A) <text:span text:style-name="T36">⊇</text:span> {b, c, e}</text:p>
      <text:p text:style-name="Standard"/>
      <text:p text:style-name="Standard">Example:</text:p>
      <text:p text:style-name="Standard"/>
      <text:p text:style-name="Standard"><text:soft-page-break/>A <text:s/>→ BC</text:p>
      <text:p text:style-name="Standard">B → d | e</text:p>
      <text:p text:style-name="Standard">B → D | E</text:p>
      <text:p text:style-name="Standard">D → fD | f</text:p>
      <text:p text:style-name="Standard">E → xE | x</text:p>
      <text:p text:style-name="Standard">C → cC | c</text:p>
      <text:p text:style-name="Standard"/>
      <text:p text:style-name="Standard">FIRST(A) <text:span text:style-name="T36">⊇ {d, e, f, x}</text:span></text:p>
      <text:p text:style-name="P12">c ∉ FIRST(A)</text:p>
      <text:p text:style-name="P12">B can go to all sorts of things, but not ε. Therefore, C will never be first, so elements in FIRST(C) will never be in FIRST(A).</text:p>
      <text:p text:style-name="P12"/>
      <text:p text:style-name="P12">Example:</text:p>
      <text:p text:style-name="P12"/>
      <text:p text:style-name="P12">A → BC</text:p>
      <text:p text:style-name="P12">B → DE</text:p>
      <text:p text:style-name="P12">D → dD | d</text:p>
      <text:p text:style-name="P12">E → eE | ε</text:p>
      <text:p text:style-name="P12">C → cC | c</text:p>
      <text:p text:style-name="P12"/>
      <text:p text:style-name="P12">FIRST(A) ⊇ {d}</text:p>
      <text:p text:style-name="P12">Whatever A can start with, B can start with. Whatever B can start with is whatever D can start with. D can only start with d, so B can only start with d, so A can only start with d.</text:p>
      <text:p text:style-name="P12"/>
      <text:p text:style-name="P12">Example:</text:p>
      <text:p text:style-name="P12"/>
      <text:p text:style-name="P12">A → BC</text:p>
      <text:p text:style-name="P12">B → DE</text:p>
      <text:p text:style-name="P12">D → dD | ε</text:p>
      <text:p text:style-name="P12">E → eE | ε</text:p>
      <text:p text:style-name="P12">C → cC | c</text:p>
      <text:p text:style-name="P12"/>
      <text:p text:style-name="P12">FIRST(A) ⊇ { </text:p>
      <text:p text:style-name="P12"/>
      <text:p text:style-name="P12">FIRST(A) is anything in FIRST(B). FIRST(B) is anything in FIRST(D). FIRST(D) is {d}, but D can also start with ε. In this case, FIRST(B) would also have anything in FIRST(E). FIRST(E) is {e}, but that can also go to ε. In that case, B would go to ε, which means FIRST(A) would be anything in FIRST(C), which is {c}.</text:p>
      <text:p text:style-name="P12"/>
      <text:p text:style-name="P12">FIRST(A) ⊇ {d, e, c}</text:p>
      <text:p text:style-name="P12">FIRST(B) ⊇ {d, e, ε}</text:p>
      <text:p text:style-name="P12">ε is in FIRST(B) because the entirety of B can be ε if both D and E go to ε. A will never go to ε by itself (because C never goes to ε), therefore ε is not in A.</text:p>
      <text:p text:style-name="P12"/>
      <text:p text:style-name="P12">Picture C</text:p>
      <text:p text:style-name="P12"/>
      <text:p text:style-name="P12">Example:</text:p>
      <text:p text:style-name="P12"/>
      <text:p text:style-name="P12">A → BC</text:p>
      <text:p text:style-name="P12"><text:soft-page-break/>B → DE</text:p>
      <text:p text:style-name="P12">D → dD | ε</text:p>
      <text:p text:style-name="P12">E → dD | ε</text:p>
      <text:p text:style-name="P12">C → cC | c</text:p>
      <text:p text:style-name="P12"/>
      <text:p text:style-name="P12">FIRST(A) ⊇ {d, e}</text:p>
      <text:p text:style-name="P12">c ∉ FIRST(A)</text:p>
      <text:p text:style-name="P12">ε ∉ FIRST(A)</text:p>
      <text:p text:style-name="P12"/>
      <text:p text:style-name="P12">Example:</text:p>
      <text:p text:style-name="P12"/>
      <text:p text:style-name="P12">A → AC | B</text:p>
      <text:p text:style-name="P12">B → DE</text:p>
      <text:p text:style-name="P12">D → dD | ε</text:p>
      <text:p text:style-name="P12">E → eE | ε</text:p>
      <text:p text:style-name="P12">C → cC | c</text:p>
      <text:p text:style-name="P12"/>
      <text:p text:style-name="P12">FIRST(A) ⊇ {d, e, ε} (when A → B)</text:p>
      <text:p text:style-name="P12">Now that we have FIRST(A), we can figure out FIRST(A) when A → AC.</text:p>
      <text:p text:style-name="P12">FIRST(A) ⊇ {d, e, ε, c}</text:p>
      <text:p text:style-name="P12">c has been added because A can go to ε, so A → AC would include FIRST(C), which is {c}.</text:p>
      <text:p text:style-name="P12"/>
      <text:p text:style-name="P12">Picture D</text:p>
      <text:p text:style-name="P12"/>
      <text:p text:style-name="P12"/>
      <text:p text:style-name="P12"/>
      <text:p text:style-name="P49">Friday</text:p>
      <text:p text:style-name="P2">Week 3</text:p>
      <text:p text:style-name="P2">1-27-17</text:p>
      <text:p text:style-name="P7"/>
      <text:p text:style-name="P13">Last time:</text:p>
      <text:list xml:id="list7353986927798923907" text:style-name="L10">
        <text:list-item>
          <text:list>
            <text:list-item>
              <text:p text:style-name="P59">Parsing</text:p>
            </text:list-item>
            <text:list-item>
              <text:p text:style-name="P59">FIRST sets</text:p>
            </text:list-item>
          </text:list>
        </text:list-item>
      </text:list>
      <text:p text:style-name="P13">Today:</text:p>
      <text:list xml:id="list6081672104693748270" text:style-name="L11">
        <text:list-item>
          <text:list>
            <text:list-item>
              <text:p text:style-name="P60">Summary of what we have done so far</text:p>
            </text:list-item>
            <text:list-item>
              <text:p text:style-name="P60">Grammars</text:p>
            </text:list-item>
            <text:list-item>
              <text:p text:style-name="P60">FIRST sets</text:p>
            </text:list-item>
          </text:list>
        </text:list-item>
      </text:list>
      <text:p text:style-name="P35"/>
      <text:p text:style-name="P13"/>
      <text:p text:style-name="P14">Lexical Analysis<text:span text:style-name="T39">:</text:span></text:p>
      <text:list xml:id="list5303671018504307694" text:style-name="L12">
        <text:list-item>
          <text:p text:style-name="P61">Given a list of tokens</text:p>
          <text:list>
            <text:list-item>
              <text:p text:style-name="P61">tokens specified using regular expressions (which have a simple, non-recursive structure)</text:p>
            </text:list-item>
          </text:list>
        </text:list-item>
        <text:list-item>
          <text:p text:style-name="P61">Goal of Lexical Analysis is to identify the sequence of tokens (and associated lexemes) subject to:</text:p>
          <text:list>
            <text:list-item>
              <text:p text:style-name="P61">Longest matching prefix rule</text:p>
            </text:list-item>
            <text:list-item>
              <text:p text:style-name="P61">Break ties in favor of the token listed first</text:p>
            </text:list-item>
            <text:list-item>
              <text:p text:style-name="P61">Side Note: </text:p>
              <text:list>
                <text:list-item>
                  <text:p text:style-name="P61">Lexeme is actual string of characters</text:p>
                  <text:list>
                    <text:list-item>
                      <text:p text:style-name="P61">1434 is a lexeme</text:p>
                    </text:list-item>
                  </text:list>
                </text:list-item>
                <text:list-item>
                  <text:p text:style-name="P61">Token is what those lexemes actually are, the categories</text:p>
                  <text:list>
                    <text:list-item>
                      <text:p text:style-name="P61">NUM is a token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Example:</text:p>
      <text:p text:style-name="P16"><text:tab/>123.123 + ABC123x16</text:p>
      <text:p text:style-name="P16"><text:tab/>***</text:p>
      <text:p text:style-name="P16"><text:tab/>~~~~~~~</text:p>
      <text:p text:style-name="P16"/>
      <text:p text:style-name="P16">***<text:span text:style-name="T29">: NUM</text:span></text:p>
      <text:p text:style-name="P16">~~~~~~~<text:span text:style-name="T29">: REALNUM</text:span></text:p>
      <text:p text:style-name="P16"/>
      <text:p text:style-name="P15">Token returned in REALNUM according to longest prefix rule</text:p>
      <text:p text:style-name="P16"/>
      <text:p text:style-name="P16">+ ABC123x16</text:p>
      <text:p text:style-name="P16">*</text:p>
      <text:p text:style-name="P16"/>
      <text:p text:style-name="P16">*<text:span text:style-name="T29">: PLUS</text:span></text:p>
      <text:p text:style-name="P16"/>
      <text:p text:style-name="P16">ABC123x16</text:p>
      <text:p text:style-name="P16">*********</text:p>
      <text:p text:style-name="P16">~~~~~~~~~</text:p>
      <text:p text:style-name="P16"/>
      <text:p text:style-name="P16">*********<text:span text:style-name="T29">: ID</text:span></text:p>
      <text:p text:style-name="P15">~~~~~~~~~~: BASE16NUM</text:p>
      <text:p text:style-name="P15"><text:soft-page-break/>ID is returned because it is listed first.</text:p>
      <text:p text:style-name="P15"/>
      <text:p text:style-name="P15">The definition doesn't care about matches, maximal matches, and viable matches. So why do we care about it? Because this is how the program does it.</text:p>
      <text:p text:style-name="P15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46">Lexeme</text:p>
          </table:table-cell>
          <table:table-cell table:style-name="Table5.A1" office:value-type="string">
            <text:p text:style-name="P39">Potential</text:p>
          </table:table-cell>
          <table:table-cell table:style-name="Table5.A1" office:value-type="string">
            <text:p text:style-name="P39">Match</text:p>
          </table:table-cell>
          <table:table-cell table:style-name="Table5.D1" office:value-type="string">
            <text:p text:style-name="P39">Maximal Match</text:p>
          </table:table-cell>
        </table:table-row>
        <table:table-row>
          <table:table-cell table:style-name="Table5.A2" office:value-type="string">
            <text:p text:style-name="P39"><text:span text:style-name="T4">123</text:span>.123 + ABC</text:p>
          </table:table-cell>
          <table:table-cell table:style-name="Table5.A2" office:value-type="string">
            <text:p text:style-name="P39">REALNUM</text:p>
          </table:table-cell>
          <table:table-cell table:style-name="Table5.A2" office:value-type="string">
            <text:p text:style-name="P39">NUM</text:p>
          </table:table-cell>
          <table:table-cell table:style-name="Table5.D2" office:value-type="string">
            <text:p text:style-name="P39">NUM, 3: “123”</text:p>
          </table:table-cell>
        </table:table-row>
        <table:table-row>
          <table:table-cell table:style-name="Table5.A2" office:value-type="string">
            <text:p text:style-name="P39"><text:span text:style-name="T4">123.</text:span>123 + ABC</text:p>
          </table:table-cell>
          <table:table-cell table:style-name="Table5.A2" office:value-type="string">
            <text:p text:style-name="P39">REALNUM</text:p>
          </table:table-cell>
          <table:table-cell table:style-name="Table5.A2" office:value-type="string">
            <text:p text:style-name="P39">-</text:p>
          </table:table-cell>
          <table:table-cell table:style-name="Table5.D2" office:value-type="string">
            <text:p text:style-name="P39">-</text:p>
          </table:table-cell>
        </table:table-row>
        <table:table-row>
          <table:table-cell table:style-name="Table5.A2" office:value-type="string">
            <text:p text:style-name="P39"><text:span text:style-name="T4">123.1</text:span>23 + ABC</text:p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>REALNUM</text:p>
          </table:table-cell>
          <table:table-cell table:style-name="Table5.D2" office:value-type="string">
            <text:p text:style-name="P39">REALNUM, 5: “123.1”</text:p>
          </table:table-cell>
        </table:table-row>
        <table:table-row>
          <table:table-cell table:style-name="Table5.A2" office:value-type="string">
            <text:p text:style-name="P39">123.123 + ABC</text:p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D2" office:value-type="string">
            <text:p text:style-name="P39"/>
          </table:table-cell>
        </table:table-row>
        <table:table-row>
          <table:table-cell table:style-name="Table5.A2" office:value-type="string">
            <text:p text:style-name="P39">123.123 + ABC</text:p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D2" office:value-type="string">
            <text:p text:style-name="P39"/>
          </table:table-cell>
        </table:table-row>
        <table:table-row>
          <table:table-cell table:style-name="Table5.A2" office:value-type="string">
            <text:p text:style-name="P39">123.123 + ABC</text:p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D2" office:value-type="string">
            <text:p text:style-name="P39"/>
          </table:table-cell>
        </table:table-row>
        <table:table-row>
          <table:table-cell table:style-name="Table5.A2" office:value-type="string">
            <text:p text:style-name="P39">123.123 + ABC</text:p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D2" office:value-type="string">
            <text:p text:style-name="P39"/>
          </table:table-cell>
        </table:table-row>
        <table:table-row>
          <table:table-cell table:style-name="Table5.A2" office:value-type="string">
            <text:p text:style-name="P39">123.123 + ABC</text:p>
          </table:table-cell>
          <table:table-cell table:style-name="Table5.A2" office:value-type="string">
            <text:p text:style-name="P39"/>
          </table:table-cell>
          <table:table-cell table:style-name="Table5.A2" office:value-type="string">
            <text:p text:style-name="P39"/>
          </table:table-cell>
          <table:table-cell table:style-name="Table5.D2" office:value-type="string">
            <text:p text:style-name="P39"/>
          </table:table-cell>
        </table:table-row>
      </table:table>
      <text:p text:style-name="Standard"/>
      <text:p text:style-name="Standard">Have a temporary_string = “.1”</text:p>
      <text:p text:style-name="Standard"/>
      <text:p text:style-name="Standard">(The DOT need not be kept in string as it is captured by code)</text:p>
      <text:p text:style-name="Standard"/>
      <text:p text:style-name="Standard">Add “123” + “.123” to get lexeme for REALNUM</text:p>
      <text:p text:style-name="Standard"/>
      <text:p text:style-name="Standard">Example:</text:p>
      <text:p text:style-name="Standard"/>
      <text:p text:style-name="Standard">123x08</text:p>
      <text:p text:style-name="Standard"/>
      <text:p text:style-name="Standard">Lexeme: “123”</text:p>
      <text:p text:style-name="Standard">Temporary: “x08” → If lexeme is valid 8digit, then we have “123” + “x08”, which is a BASE08NUM</text:p>
      <text:p text:style-name="Standard"/>
      <text:p text:style-name="Standard">888X08 → If lexeme is not valid, unget “x08”</text:p>
      <text:p text:style-name="P31"/>
      <text:p text:style-name="Standard"/>
      <text:p text:style-name="Standard"><text:span text:style-name="T42">Parsing</text:span>: Once tokens are identified, we identify the program structure. The program structure is defined using <text:span text:style-name="T4">grammar</text:span>.</text:p>
      <text:p text:style-name="Standard"/>
      <text:p text:style-name="P17">Context-Free Grammar<text:span text:style-name="T39">:</text:span></text:p>
      <text:list xml:id="list7182749703817483071" text:style-name="L13">
        <text:list-item>
          <text:p text:style-name="P62">A set of terminals, T (tokens) </text:p>
        </text:list-item>
        <text:list-item>
          <text:p text:style-name="P62">A set of non-terminals, NT</text:p>
        </text:list-item>
        <text:list-item>
          <text:p text:style-name="P62">A start symbol S ∈ NT</text:p>
        </text:list-item>
        <text:list-item>
          <text:p text:style-name="P62">A set of rules. A rule is of the form:</text:p>
          <text:list>
            <text:list-item>
              <text:p text:style-name="P63"><text:span text:style-name="T39">A → A</text:span><text:span text:style-name="T22">1</text:span><text:span text:style-name="T25"> … A</text:span><text:span text:style-name="T22">k</text:span></text:p>
            </text:list-item>
            <text:list-item>
              <text:p text:style-name="P64">A ∈ NT = Left hand side (LHS)</text:p>
            </text:list-item>
            <text:list-item>
              <text:p text:style-name="P63"><text:span text:style-name="T25">A</text:span><text:span text:style-name="T22">i</text:span><text:span text:style-name="T25"> ∈ (T ∪ NT)</text:span></text:p>
            </text:list-item>
            <text:list-item>
              <text:p text:style-name="P63"><text:span text:style-name="T25">A</text:span><text:span text:style-name="T22">1</text:span><text:span text:style-name="T25"> … A</text:span><text:span text:style-name="T22">k</text:span><text:span text:style-name="T25"> = Right-hand side (RHS)</text:span></text:p>
            </text:list-item>
          </text:list>
        </text:list-item>
      </text:list>
      <text:p text:style-name="Standard"/>
      <text:p text:style-name="P1">Example:</text:p>
      <text:p text:style-name="Standard"><text:soft-page-break/>T = {a, b, c}</text:p>
      <text:p text:style-name="Standard">NT = {A, B}</text:p>
      <text:p text:style-name="Standard">S = A</text:p>
      <text:p text:style-name="Standard"/>
      <text:p text:style-name="Standard">A → aA | Bc</text:p>
      <text:p text:style-name="P18">B → bB | b</text:p>
      <text:p text:style-name="P31"/>
      <text:p text:style-name="Standard"/>
      <text:p text:style-name="Standard">A parse tree is a <text:span text:style-name="T42">labeled</text:span> tree where the labels are elements of (T ∪ NT) such that</text:p>
      <text:list xml:id="list7488783132103452064" text:style-name="L14">
        <text:list-item>
          <text:p text:style-name="P83">The root node is labeled S</text:p>
        </text:list-item>
        <text:list-item>
          <text:p text:style-name="P83">All leaves are labeled with terminals</text:p>
        </text:list-item>
        <text:list-item>
          <text:p text:style-name="P83">If a node is labeled A, and the children from left-to-right are labeled A<text:span text:style-name="T21">1</text:span><text:span text:style-name="T24"> … A</text:span><text:span text:style-name="T21">k</text:span><text:span text:style-name="T24">, then<text:line-break/>A → <text:s/>A</text:span><text:span text:style-name="T21">1</text:span><text:span text:style-name="T24"> … A</text:span><text:span text:style-name="T21">k</text:span><text:span text:style-name="T24"> is a grammar rule.</text:span></text:p>
        </text:list-item>
      </text:list>
      <text:p text:style-name="P18"/>
      <text:p text:style-name="P18">Ex:</text:p>
      <text:p text:style-name="P18"/>
      <text:p text:style-name="Standard">T = {a, b, c}</text:p>
      <text:p text:style-name="Standard">NT = {A, B}</text:p>
      <text:p text:style-name="Standard">S = A</text:p>
      <text:p text:style-name="Standard"/>
      <text:p text:style-name="Standard">A → aA | Bc</text:p>
      <text:p text:style-name="P18">B → bB | b</text:p>
      <text:p text:style-name="P18"/>
      <text:p text:style-name="P18">Example: See picture A</text:p>
      <text:p text:style-name="P36"/>
      <text:p text:style-name="P18"/>
      <text:p text:style-name="P18">A grammar is ambiguous is some string has two different parse trees.</text:p>
      <text:p text:style-name="P18"/>
      <text:p text:style-name="P18">Example:</text:p>
      <text:p text:style-name="P18"/>
      <text:p text:style-name="P18">S → ABC</text:p>
      <text:p text:style-name="P18">A → aA | ε</text:p>
      <text:p text:style-name="P18">B → bB | ε</text:p>
      <text:p text:style-name="P18">C → aC | ε</text:p>
      <text:p text:style-name="P18"/>
      <text:p text:style-name="P18">String “aaa” has two different parse trees.</text:p>
      <text:p text:style-name="P18"/>
      <text:p text:style-name="P18">See picture B.</text:p>
      <text:p text:style-name="P18"/>
      <text:p text:style-name="P18">Why is ambiguous grammar bad?</text:p>
      <text:p text:style-name="P18"/>
      <text:p text:style-name="P18">Example: Expression grammar</text:p>
      <text:p text:style-name="P18"/>
      <text:p text:style-name="P18">expr → expr + expr</text:p>
      <text:p text:style-name="P18">expr → expr * expr</text:p>
      <text:p text:style-name="P18">expr → NUM</text:p>
      <text:p text:style-name="P18">expr → (expr)</text:p>
      <text:p text:style-name="P18"/>
      <text:p text:style-name="P18"><text:soft-page-break/>1 + 2 * 3</text:p>
      <text:p text:style-name="P18"/>
      <text:p text:style-name="P18">See picture C</text:p>
      <text:p text:style-name="P49">Monday</text:p>
      <text:p text:style-name="P2">Week 4</text:p>
      <text:p text:style-name="P2">1-30-17</text:p>
      <text:p text:style-name="P19"/>
      <text:p text:style-name="P19">Done with Lexical Analysis.</text:p>
      <text:p text:style-name="P19"/>
      <text:p text:style-name="P19">FIRST sets are important for parsing.</text:p>
      <text:p text:style-name="P19"/>
      <text:p text:style-name="P19">Ex:</text:p>
      <text:p text:style-name="P19"/>
      <text:p text:style-name="P19">If we have:</text:p>
      <text:p text:style-name="P19"/>
      <text:p text:style-name="P19">S → aA | bB</text:p>
      <text:p text:style-name="P19"/>
      <text:p text:style-name="P28">parse_S()</text:p>
      <text:p text:style-name="P28"><text:tab/>tok = getToken(): //Token should be either aA or bB, so...</text:p>
      <text:p text:style-name="P28"><text:tab/>if(tok.Token_type == a_type)</text:p>
      <text:p text:style-name="P28"><text:tab/>//if it's a, we need to parse A, because it can't be b</text:p>
      <text:p text:style-name="P28"><text:tab/>//must be A, or else syntax error</text:p>
      <text:p text:style-name="P28"><text:tab/>{</text:p>
      <text:p text:style-name="P28"><text:tab/><text:tab/>if(parse_A())</text:p>
      <text:p text:style-name="P28"><text:tab/><text:tab/><text:tab/>return true; // S → aA</text:p>
      <text:p text:style-name="P28"><text:tab/><text:tab/>else</text:p>
      <text:p text:style-name="P28"><text:tab/><text:tab/><text:tab/>return false; // S → a <text:span text:style-name="T4">NOT</text:span> A</text:p>
      <text:p text:style-name="P28"><text:tab/>}</text:p>
      <text:p text:style-name="P28"><text:tab/>else if (tok.token_type == b_type)</text:p>
      <text:p text:style-name="P28"><text:tab/>{</text:p>
      <text:p text:style-name="P28"><text:tab/><text:tab/>if(parse_B())</text:p>
      <text:p text:style-name="P28"><text:tab/><text:tab/><text:tab/>return true; // S → bB</text:p>
      <text:p text:style-name="P28"><text:tab/><text:tab/>else</text:p>
      <text:p text:style-name="P28"><text:tab/><text:tab/><text:tab/>return false; //S → b <text:span text:style-name="T4">NOT</text:span> B</text:p>
      <text:p text:style-name="P28"><text:tab/>}</text:p>
      <text:p text:style-name="P28"><text:tab/>else</text:p>
      <text:p text:style-name="P28"><text:tab/><text:tab/>return false; //S → NOT aA</text:p>
      <text:p text:style-name="P28"><text:tab/><text:tab/><text:tab/> <text:s text:c="8"/>// S → NOT bB</text:p>
      <text:p text:style-name="P19"/>
      <text:p text:style-name="P19">Example:</text:p>
      <text:p text:style-name="P19"/>
      <text:p text:style-name="P19">S → Ac | Bd</text:p>
      <text:p text:style-name="P19">A → aA | e</text:p>
      <text:p text:style-name="P19">B → bB | f</text:p>
      <text:p text:style-name="P19"/>
      <text:p text:style-name="P19">FIRST(A) = {a, e}</text:p>
      <text:p text:style-name="P19">FIRST(B) = {b, f}</text:p>
      <text:p text:style-name="P19">Therefore:</text:p>
      <text:p text:style-name="P19">FIRST(S) = {a, e, b, f}</text:p>
      <text:p text:style-name="P19"/>
      <text:p text:style-name="P28">parse_S()</text:p>
      <text:p text:style-name="P28">{</text:p>
      <text:p text:style-name="P28"><text:soft-page-break/><text:tab/>tok = get_token():</text:p>
      <text:p text:style-name="P28"><text:tab/>if(tok.token_type == a_type || </text:p>
      <text:p text:style-name="P28"><text:tab/> <text:s text:c="2"/>tok.token_type == e_type)) //a and e are in first sets of A</text:p>
      <text:p text:style-name="P28"><text:tab/>{</text:p>
      <text:p text:style-name="P28"><text:tab/><text:tab/>//cannot parse A immediately, because A is part of LHS,</text:p>
      <text:p text:style-name="P28"><text:tab/><text:tab/>//unlike in previous example where it was only in RHS.</text:p>
      <text:p text:style-name="P28"><text:tab/><text:tab/>//Since on LHS, need to ungetToken to use parse_A() method</text:p>
      <text:p text:style-name="P28"><text:tab/><text:tab/>ungetToken(tok);</text:p>
      <text:p text:style-name="P28"><text:tab/><text:tab/>if(parse_A())</text:p>
      <text:p text:style-name="P28"><text:tab/><text:tab/>//parse_A will be looking for a or e </text:p>
      <text:p text:style-name="P28"><text:tab/><text:tab/>{</text:p>
      <text:p text:style-name="P28"><text:tab/><text:tab/><text:tab/>tok = getToken();</text:p>
      <text:p text:style-name="P28"><text:tab/><text:tab/><text:tab/>if(tok.token_type == c_type)</text:p>
      <text:p text:style-name="P28"><text:tab/><text:tab/><text:tab/><text:tab/>return true; //S → Ac</text:p>
      <text:p text:style-name="P28"><text:tab/><text:tab/><text:tab/>else</text:p>
      <text:p text:style-name="P28"><text:tab/><text:tab/><text:tab/><text:tab/>return false; // S → A NOT c</text:p>
      <text:p text:style-name="P28"><text:tab/><text:tab/>}</text:p>
      <text:p text:style-name="P28"><text:tab/><text:tab/>else</text:p>
      <text:p text:style-name="P28"><text:tab/><text:tab/><text:tab/>return false; // S → NOT A</text:p>
      <text:p text:style-name="P28"><text:tab/>}</text:p>
      <text:p text:style-name="P28"><text:tab/>else if(tok.token_type == b_type || </text:p>
      <text:p text:style-name="P28"><text:tab/><text:tab/> <text:s text:c="2"/>tok.token_type == f_type))</text:p>
      <text:p text:style-name="P28"><text:tab/><text:tab/>//b and f are in first sets of B</text:p>
      <text:p text:style-name="P28"><text:tab/><text:tab/>//Essentially the same as last part with a_type &amp; e_type</text:p>
      <text:p text:style-name="P28"><text:tab/>{</text:p>
      <text:p text:style-name="P28"><text:tab/><text:tab/>ungetToken(tok);</text:p>
      <text:p text:style-name="P28"><text:tab/><text:tab/>if(parse_B)</text:p>
      <text:p text:style-name="P28"><text:tab/><text:tab/>{</text:p>
      <text:p text:style-name="P28"><text:tab/><text:tab/><text:tab/>tok = getToken();</text:p>
      <text:p text:style-name="P28"><text:tab/><text:tab/><text:tab/>if(tok.token_type == d_type)</text:p>
      <text:p text:style-name="P28"><text:tab/><text:tab/><text:tab/><text:tab/>return true; // S → Bd</text:p>
      <text:p text:style-name="P28"><text:tab/><text:tab/><text:tab/>else</text:p>
      <text:p text:style-name="P28"><text:tab/><text:tab/><text:tab/><text:tab/>return false; // S → B NOT d</text:p>
      <text:p text:style-name="P28"><text:tab/><text:tab/>}</text:p>
      <text:p text:style-name="P28"><text:tab/><text:tab/>else</text:p>
      <text:p text:style-name="P28"><text:tab/><text:tab/><text:tab/>return false; S → NOT B</text:p>
      <text:p text:style-name="P28"><text:tab/>}</text:p>
      <text:p text:style-name="P28"><text:tab/>else</text:p>
      <text:p text:style-name="P28"><text:tab/><text:tab/>return false; <text:s/>//S → NOT A</text:p>
      <text:p text:style-name="P28"><text:tab/><text:tab/><text:tab/><text:tab/><text:tab/>//S → NOT B</text:p>
      <text:p text:style-name="P28">}</text:p>
      <text:p text:style-name="P28"/>
      <text:p text:style-name="P19">Note: a_type (and b_type, c_type, etc.) isn't saying it's rule A. It's just some stand-in type. Teacher could have used NUM, or ID. It really depends on what you're looking for, and doesn't matter in this example.</text:p>
      <text:p text:style-name="P19"/>
      <text:p text:style-name="P28">parse_A()</text:p>
      <text:p text:style-name="P28">{</text:p>
      <text:p text:style-name="P28"><text:tab/>tok = getToken();</text:p>
      <text:p text:style-name="P28"><text:soft-page-break/><text:tab/>if(tok.token_type == e_type)</text:p>
      <text:p text:style-name="P28"><text:tab/><text:tab/>return true; //A → e</text:p>
      <text:p text:style-name="P28"><text:tab/>else if(tok.token_type == a_type)</text:p>
      <text:p text:style-name="P28"><text:tab/><text:tab/>if(parse_A())</text:p>
      <text:p text:style-name="P28"><text:tab/><text:tab/><text:tab/>return true; //A → aA</text:p>
      <text:p text:style-name="P28"><text:tab/><text:tab/>else</text:p>
      <text:p text:style-name="P28"><text:tab/><text:tab/><text:tab/>return false; // A → a NOT A</text:p>
      <text:p text:style-name="P28"><text:tab/>else</text:p>
      <text:p text:style-name="P28"><text:tab/><text:tab/>return false; <text:s/>// A → NOT a</text:p>
      <text:p text:style-name="P28"><text:tab/><text:tab/><text:tab/><text:tab/><text:tab/>// A → NOT e</text:p>
      <text:p text:style-name="P28">}</text:p>
      <text:p text:style-name="P19"/>
      <text:p text:style-name="P19">Note: Although we could technically just say that S → A → e in parse_S(), it is MUCH better to have each parse function deal directly with the input it is supposed to deal with. Just Determine if S → in parse_S, and let parse_A deal with whether e is is there. This is because, as things go along, it gets more and more complicated, and more mistakes might be made.</text:p>
      <text:p text:style-name="P19"/>
      <text:p text:style-name="P19">Furthermore, this the general parser function. If we keep to this general format, we will eventually be able to provide FIRST sets, and the have a parser function generated automatically.</text:p>
      <text:p text:style-name="P19"/>
      <text:p text:style-name="P19">So, back to beginning: FIRST sets are important for parsing.</text:p>
      <text:p text:style-name="P19"/>
      <text:p text:style-name="P20">FIRST sets:</text:p>
      <text:p text:style-name="P21"><text:tab/>a ∈ FIRST(A) iff</text:p>
      <text:p text:style-name="P21"><text:tab/><text:tab/>A =&gt;* a … [Note: string that starts with a]</text:p>
      <text:p text:style-name="P21"><text:tab/>* = derives in 0 or more steps (drawn with * over the arrow)</text:p>
      <text:p text:style-name="P21"><text:tab/>ε ∈ FIRST(A) iff</text:p>
      <text:p text:style-name="P21"><text:tab/><text:tab/>A =&gt;* ε</text:p>
      <text:p text:style-name="P21"><text:tab/>A is the empty string</text:p>
      <text:p text:style-name="P21"/>
      <text:p text:style-name="P21">How to calculate FIRST sets?</text:p>
      <text:p text:style-name="P21"/>
      <text:p text:style-name="P21">Example:</text:p>
      <text:p text:style-name="P21"/>
      <text:p text:style-name="P21">S = A</text:p>
      <text:p text:style-name="P21"/>
      <text:p text:style-name="P21">A → AC | B</text:p>
      <text:p text:style-name="P21">B → DE</text:p>
      <text:p text:style-name="P21">D → dD | ε</text:p>
      <text:p text:style-name="P21">E → eE | ε</text:p>
      <text:p text:style-name="P21">C → cC | c</text:p>
      <text:p text:style-name="P21"/>
      <text:p text:style-name="P21">One possibility: Recursive (not what we're going to do)</text:p>
      <text:p text:style-name="P21"/>
      <text:p text:style-name="P21">FIRST(A) = FIRST(B) ∪ … [something else]</text:p>
      <text:p text:style-name="P21"><text:tab/>if ε ∈ FIRST(A)</text:p>
      <text:p text:style-name="P21"><text:tab/><text:tab/>FIRST(A) <text:s/>= FIRST(A) ∪ FIRST(C)</text:p>
      <text:p text:style-name="P21"/>
      <text:p text:style-name="P21">This isn't really an orderly way to do this, so we do kind of a bottom-up approach.</text:p>
      <text:p text:style-name="P21"><text:soft-page-break/></text:p>
      <text:p text:style-name="P21">We don't want to compute everything immediately in a depth-first kind of exploration. It can get complicated.</text:p>
      <text:p text:style-name="P21"/>
      <text:p text:style-name="P21">(This last bit was a bit rushed; he said he'd go over it more on Wednesday.)</text:p>
      <text:p text:style-name="P21"/>
      <text:p text:style-name="P21">Example:</text:p>
      <text:p text:style-name="P21"/>
      <text:p text:style-name="P21">A → AC | B</text:p>
      <text:p text:style-name="P21">B → DE</text:p>
      <text:p text:style-name="P21">D → dD | ε</text:p>
      <text:p text:style-name="P21">E → eE | ε</text:p>
      <text:p text:style-name="P21">C → cC | c</text:p>
      <text:p text:style-name="P21"/>
      <text:p text:style-name="P21">FIRST(d) = {d}</text:p>
      <text:p text:style-name="P21">FIRST(e) = {e}</text:p>
      <text:p text:style-name="P21">FIRST(c) = {c}</text:p>
      <text:p text:style-name="P21">FIRST(ε) = {ε}</text:p>
      <text:p text:style-name="P21"/>
      <text:p text:style-name="P21">FIRST(A) = {}</text:p>
      <text:p text:style-name="P21">FIRST(B) = {}</text:p>
      <text:p text:style-name="P21">FIRST(E) = {}</text:p>
      <text:p text:style-name="P21">FIRST(D) = {}</text:p>
      <text:p text:style-name="P21">FIRST(C) = {}</text:p>
      <text:p text:style-name="P21"/>
      <text:p text:style-name="P21">Initially, we don't know what's in the first sets of the non-terminals. What we do is work out what is in the FIRST sets of all non-terminals, work see what goes into the FIRST sets of non-terminals that have those terminals, do it again with non-terminals, and repeat until nothing changes.</text:p>
      <text:p text:style-name="P21"/>
      <text:p text:style-name="P21">So, for example, A → AC | B. To work out FIRST(A), we need to find out what's in FIRST(A) (because A → AC) as best we can, and we also need to work out FIRST(B). Except B → DE, so we need to work out FIRST(D), etc. See the table below.</text:p>
      <text:p text:style-name="P21"/>
      <text:p text:style-name="P22">Note that the columns for Step 3 and Step 4 are identical. This is how we verify we are finished.</text:p>
      <text:p text:style-name="P21"/>
      <text:p text:style-name="P21">(This next par<text:span text:style-name="T10">t </text:span><text:span text:style-name="T6">might</text:span> be incorrect. The lesson ended and I didn't get a chance to write everything down, and he left while I was packing up, so I didn't get a chance to ask. Going off of my notes from the first time I took this class, though, it <text:span text:style-name="T6">should</text:span><text:span text:style-name="T10"> be fine.)</text:span></text:p>
      <text:p text:style-name="P2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40">INITIAL</text:p>
          </table:table-cell>
          <table:table-cell table:style-name="Table6.A1" office:value-type="string">
            <text:p text:style-name="P40">Step 1</text:p>
          </table:table-cell>
          <table:table-cell table:style-name="Table6.A1" office:value-type="string">
            <text:p text:style-name="P40">Step 2</text:p>
          </table:table-cell>
          <table:table-cell table:style-name="Table6.A1" office:value-type="string">
            <text:p text:style-name="P40">Step 3</text:p>
          </table:table-cell>
          <table:table-cell table:style-name="Table6.E1" office:value-type="string">
            <text:p text:style-name="P40">Step 4</text:p>
          </table:table-cell>
        </table:table-row>
        <table:table-row>
          <table:table-cell table:style-name="Table6.A2" office:value-type="string">
            <text:p text:style-name="P41">FIRST(A) = {}</text:p>
          </table:table-cell>
          <table:table-cell table:style-name="Table6.A2" office:value-type="string">
            <text:p text:style-name="P41">FIRST(A) = {}</text:p>
          </table:table-cell>
          <table:table-cell table:style-name="Table6.A2" office:value-type="string">
            <text:p text:style-name="P41">FIRST(A) = {}</text:p>
          </table:table-cell>
          <table:table-cell table:style-name="Table6.A2" office:value-type="string">
            <text:p text:style-name="P41">FIRST(A) = {d, e, ε, c}</text:p>
          </table:table-cell>
          <table:table-cell table:style-name="Table6.E2" office:value-type="string">
            <text:p text:style-name="P41">FIRST(A) = {d, e, ε, c}</text:p>
          </table:table-cell>
        </table:table-row>
        <table:table-row>
          <table:table-cell table:style-name="Table6.A2" office:value-type="string">
            <text:p text:style-name="P41">FIRST(B) = {}</text:p>
          </table:table-cell>
          <table:table-cell table:style-name="Table6.A2" office:value-type="string">
            <text:p text:style-name="P41">FIRST(B) = {}</text:p>
          </table:table-cell>
          <table:table-cell table:style-name="Table6.A2" office:value-type="string">
            <text:p text:style-name="P41">FIRST(B) = {d, e, ε}<text:line-break/>(<text:span text:style-name="T24">See * note below)</text:span></text:p>
          </table:table-cell>
          <table:table-cell table:style-name="Table6.A2" office:value-type="string">
            <text:p text:style-name="P41">FIRST(B) = {d, e, ε}</text:p>
          </table:table-cell>
          <table:table-cell table:style-name="Table6.E2" office:value-type="string">
            <text:p text:style-name="P41">FIRST(B) = {d, e ε}</text:p>
          </table:table-cell>
        </table:table-row>
        <table:table-row>
          <table:table-cell table:style-name="Table6.A2" office:value-type="string">
            <text:p text:style-name="P41">FIRST(D) = {}</text:p>
          </table:table-cell>
          <table:table-cell table:style-name="Table6.A2" office:value-type="string">
            <text:p text:style-name="P41">FIRST(D) = {d, ε}</text:p>
          </table:table-cell>
          <table:table-cell table:style-name="Table6.A2" office:value-type="string">
            <text:p text:style-name="P41">FIRST(D) = {d, ε}</text:p>
          </table:table-cell>
          <table:table-cell table:style-name="Table6.A2" office:value-type="string">
            <text:p text:style-name="P41">FIRST(D) = {d, ε}</text:p>
          </table:table-cell>
          <table:table-cell table:style-name="Table6.E2" office:value-type="string">
            <text:p text:style-name="P41">FIRST(D) = {d, ε}</text:p>
          </table:table-cell>
        </table:table-row>
        <table:table-row>
          <table:table-cell table:style-name="Table6.A2" office:value-type="string">
            <text:p text:style-name="P41">FIRST(E) = {}</text:p>
          </table:table-cell>
          <table:table-cell table:style-name="Table6.A2" office:value-type="string">
            <text:p text:style-name="P41">FIRST(E) = {e, ε}</text:p>
          </table:table-cell>
          <table:table-cell table:style-name="Table6.A2" office:value-type="string">
            <text:p text:style-name="P41">FIRST(E) = {e, ε}</text:p>
          </table:table-cell>
          <table:table-cell table:style-name="Table6.A2" office:value-type="string">
            <text:p text:style-name="P41">FIRST(E) = {e, ε}</text:p>
          </table:table-cell>
          <table:table-cell table:style-name="Table6.E2" office:value-type="string">
            <text:p text:style-name="P41">FIRST(E) = {e, ε}</text:p>
          </table:table-cell>
        </table:table-row>
        <table:table-row>
          <table:table-cell table:style-name="Table6.A2" office:value-type="string">
            <text:p text:style-name="P41">FIRST(C) = {}</text:p>
          </table:table-cell>
          <table:table-cell table:style-name="Table6.A2" office:value-type="string">
            <text:p text:style-name="P41">FIRST(C) = {c}</text:p>
          </table:table-cell>
          <table:table-cell table:style-name="Table6.A2" office:value-type="string">
            <text:p text:style-name="P41">FIRST(C) = {c}</text:p>
          </table:table-cell>
          <table:table-cell table:style-name="Table6.A2" office:value-type="string">
            <text:p text:style-name="P41">FIRST(C) = {c}</text:p>
          </table:table-cell>
          <table:table-cell table:style-name="Table6.E2" office:value-type="string">
            <text:p text:style-name="P41">FIRST(C) = {c}</text:p>
          </table:table-cell>
        </table:table-row>
      </table:table>
      <text:p text:style-name="P21">* FIRST(B) only contains ε right here because both FIRST(D) and FIRST(E) have ε, and there is <text:soft-page-break/>nothing else in B. If either one had <text:span text:style-name="T4">not</text:span> contained ε**, or if the rule had been, for example, B → DEb, then ε would not be in there.</text:p>
      <text:p text:style-name="P21"/>
      <text:p text:style-name="P21">** FIRST(D) and FIRST(E) must both contain ε <text:span text:style-name="T6">in the previous step</text:span><text:span text:style-name="T10">. If, for example, FIRST(E) didn't contain ε until step 4, then FIRST(B) could not contain ε until step 5, even if step 1 already has ε in FIRST(D).</text:span></text:p>
      <text:p text:style-name="P49">Wednesday</text:p>
      <text:p text:style-name="P2">Week 4</text:p>
      <text:p text:style-name="P2">2-1-17</text:p>
      <text:p text:style-name="Standard"/>
      <text:p text:style-name="P22">Project 1 stats:</text:p>
      <text:p text:style-name="P22">≈ 100 have 100%</text:p>
      <text:p text:style-name="P22">≈ 140 have 90+% (including the 100 above)</text:p>
      <text:p text:style-name="P22">≈ 20 did not submit</text:p>
      <text:p text:style-name="P22">≈ 20 have 25% or less</text:p>
      <text:p text:style-name="P22"/>
      <text:p text:style-name="P22">Total around 260 in 2 sections</text:p>
      <text:p text:style-name="P22">Grading:</text:p>
      <text:p text:style-name="P22">First 5 test cases that pass: 5 points each</text:p>
      <text:p text:style-name="P22">2.5 points per additional case.</text:p>
      <text:p text:style-name="P22"/>
      <text:p text:style-name="P22">There is going to be a jump in difficulty from this project to the next.</text:p>
      <text:p text:style-name="P37"/>
      <text:p text:style-name="P22"/>
      <text:p text:style-name="P20"><text:span text:style-name="T10">Note:</text:span><text:span text:style-name="T11"> As mentioned in the e-mail, things got a bit hectic while taking notes. However, I have taken this class before (only dropped it because I didn't have time to devote to projects), and I understood this section pretty well, so I </text:span><text:span text:style-name="T5">should</text:span><text:span text:style-name="T11"> be able to provide correct examples even if I didn't write it all down. I just wanted to mention it, since the teacher uploads his handwritten lecture notes at the end of the week, and what I have might not match up with what he'll have.</text:span></text:p>
      <text:p text:style-name="P37"/>
      <text:p text:style-name="P22"/>
      <text:p text:style-name="P22">Last time:</text:p>
      <text:p text:style-name="P22"><text:tab/>FIRST sets and how they guide parsing</text:p>
      <text:p text:style-name="P22">Today:</text:p>
      <text:p text:style-name="P22"><text:tab/>FIRST sets</text:p>
      <text:p text:style-name="P22"><text:tab/>Derivations</text:p>
      <text:p text:style-name="P22"/>
      <text:p text:style-name="P21"><text:span text:style-name="T10">One thing teacher wants to emphasize is that </text:span><text:span text:style-name="T12">ε is </text:span><text:span text:style-name="T7">not</text:span><text:span text:style-name="T12"> a terminal</text:span><text:span text:style-name="T10">. It's an empty string.</text:span></text:p>
      <text:p text:style-name="P22">If A → BC, then A has to be B followed by C. If B is ε, then it's “optional.”</text:p>
      <text:p text:style-name="P22"/>
      <text:p text:style-name="P22">Example:</text:p>
      <text:p text:style-name="P22"/>
      <text:p text:style-name="P22">A → BC</text:p>
      <text:p text:style-name="P22">B → bB | ε</text:p>
      <text:p text:style-name="P22">C → cC | ε</text:p>
      <text:p text:style-name="P22"/>
      <text:p text:style-name="P22">In this case, A can be ε.</text:p>
      <text:p text:style-name="P22"/>
      <text:p text:style-name="P22">This is equivalent to:</text:p>
      <text:p text:style-name="P22"/>
      <text:p text:style-name="P22">A → C | B | BC | ε</text:p>
      <text:p text:style-name="P22"/>
      <text:p text:style-name="P22">(Because B and C can both be ε.)</text:p>
      <text:p text:style-name="P22"/>
      <text:p text:style-name="P22"><text:soft-page-break/>Therefore,</text:p>
      <text:p text:style-name="P22"/>
      <text:p text:style-name="P22">B → b | bB</text:p>
      <text:p text:style-name="P22">C → c | cC</text:p>
      <text:p text:style-name="P22"/>
      <text:p text:style-name="P22">We're interested in A, because that's the start symbol. We don't have to list ε in B because it's already covered in A, by having A → C and A → ε be an option.</text:p>
      <text:p text:style-name="P22"/>
      <text:p text:style-name="P22">These two grammars have same language, but they are not the same grammar.</text:p>
      <text:p text:style-name="P22"/>
      <text:p text:style-name="P22">(Teacher went over the typed notes that are on blackboard, section 2.2.1 and 2.2.2. I had trouble typing fast enough to keep up with things pre-written while he talks. Sorry.)</text:p>
      <text:p text:style-name="P22"/>
      <text:p text:style-name="P22">Example demonstrating “We say that xAy derives xβy in one step if A → β in a grammar rule” from 2.2.2:</text:p>
      <text:p text:style-name="P22"/>
      <text:p text:style-name="P22">A → aBc</text:p>
      <text:p text:style-name="P22">B → bB | D</text:p>
      <text:p text:style-name="P22"/>
      <text:p text:style-name="P22">aBc = sequence of terminals and non-terminals.</text:p>
      <text:p text:style-name="P22">aBc → ∈ (T ∪ NT)* = element of the set of zero or more terminals unioned with non-terminals.</text:p>
      <text:p text:style-name="P22"/>
      <text:p text:style-name="P22">aBc =&gt; abBc</text:p>
      <text:p text:style-name="P22"/>
      <text:p text:style-name="P22">aBc derives in one step abBc. by replacing B with bB.</text:p>
      <text:p text:style-name="P22"/>
      <text:p text:style-name="P22">abBc =&gt; abbBc</text:p>
      <text:p text:style-name="P22">or we can have </text:p>
      <text:p text:style-name="P22">abBc =&gt; abc</text:p>
      <text:p text:style-name="P22"/>
      <text:p text:style-name="P22">Left derivation example:</text:p>
      <text:p text:style-name="P22"/>
      <text:p text:style-name="P22">A → BC | D</text:p>
      <text:p text:style-name="P22">B → bB | A</text:p>
      <text:p text:style-name="P22">C → cC | c</text:p>
      <text:p text:style-name="P22">D → d</text:p>
      <text:p text:style-name="P22"/>
      <text:p text:style-name="P22">Start with A. What can we get from A? We can get</text:p>
      <text:p text:style-name="P22"/>
      <text:p text:style-name="P22">A =&gt; BC</text:p>
      <text:p text:style-name="P22"/>
      <text:p text:style-name="P22">Now we can start with replacing B, or replacing C. Leftmost replaces B first, rightmost replaces C first.</text:p>
      <text:p text:style-name="P22"/>
      <text:p text:style-name="P22">Leftmost:</text:p>
      <text:p text:style-name="P22">A =&gt; BC =&gt; bBC =&gt; bAC =&gt; bDC =&gt; bdC =&gt; bdcC =&gt; bdcc</text:p>
      <text:p text:style-name="P22">In each step, the leftmost non-terminal is replaced</text:p>
      <text:p text:style-name="P22"/>
      <text:p text:style-name="P22">Rightmost:</text:p>
      <text:p text:style-name="P22">A =&gt; BC =&gt; BcC =&gt; Bcc =&gt; bBcc =&gt; (continue example later)</text:p>
      <text:p text:style-name="P22"><text:soft-page-break/></text:p>
      <text:p text:style-name="P22">We</text:p>
      <text:p text:style-name="P22"/>
      <text:p text:style-name="P22">If A is the leftmost non-terminal.</text:p>
      <text:p text:style-name="P22"/>
      <text:p text:style-name="P22">L(G) = <text:s/>{W ∈ T*: S =&gt; W)</text:p>
      <text:p text:style-name="P22"/>
      <text:p text:style-name="P20"><text:span text:style-name="T10">Ambiguous grammar</text:span><text:span text:style-name="T11">: A grammar is ambiguous if something has two different leftmost derivations or two different rightmost derivations. Having two different parse trees with the same derivation shows it is ambiguous.</text:span></text:p>
      <text:p text:style-name="P22"/>
      <text:p text:style-name="P22">(Teacher went back to handwritten stuff here. Notes should be better.)</text:p>
      <text:p text:style-name="P22"/>
      <text:p text:style-name="P22">a ∈ FIRST(A) iff</text:p>
      <text:p text:style-name="P22">A =&gt;* ax for some x ∈ (T ∪ NT)*</text:p>
      <text:p text:style-name="P22"/>
      <text:p text:style-name="P22">ε ∈ FIRST(A) iff</text:p>
      <text:p text:style-name="P22">A =&gt;* ε</text:p>
      <text:p text:style-name="P22"/>
      <text:p text:style-name="P23">Iterative approach to calculate FIRST SETS:</text:p>
      <text:p text:style-name="P22">(We've done these in examples; these are the actual written rules)</text:p>
      <text:p text:style-name="P22"/>
      <text:list xml:id="list4777428125187914596" text:style-name="L15">
        <text:list-item>
          <text:p text:style-name="P65">Initialize all FIRST sets to ∅.</text:p>
        </text:list-item>
        <text:list-item>
          <text:p text:style-name="P65">FIRST(x) = {x} for all x ∈ T</text:p>
        </text:list-item>
        <text:list-item>
          <text:p text:style-name="P65">FIRST(ε) = {ε}</text:p>
        </text:list-item>
        <text:list-item>
          <text:p text:style-name="P65">If A → Xα is a grammar rule where X ∈ T ∪ NT, add FIRST(X) - {ε} to FIRST(A)</text:p>
          <text:list>
            <text:list-header>
              <text:p text:style-name="P65">Example: (possibly typed wrong, compare to teacher's notes if needed)</text:p>
              <text:list>
                <text:list-header>
                  <text:p text:style-name="P65">A → Ba<text:line-break/>B → b</text:p>
                  <text:list>
                    <text:list-item>
                      <text:list>
                        <text:list-item>
                          <text:p text:style-name="P65">add FIRST(b) = {b} to FIRST(B) – {ε}</text:p>
                        </text:list-item>
                        <text:list-item>
                          <text:p text:style-name="P65">add FIRST(B) - {ε} to FIRST(A)</text:p>
                        </text:list-item>
                      </text:list>
                    </text:list-item>
                  </text:list>
                </text:list-header>
              </text:list>
            </text:list-header>
          </text:list>
        </text:list-item>
        <text:list-item>
          <text:p text:style-name="P80"><text:span text:style-name="T10">If A → A</text:span><text:span text:style-name="T23">1</text:span><text:span text:style-name="T10"> … A</text:span><text:span text:style-name="T23">i</text:span><text:span text:style-name="T10">A</text:span><text:span text:style-name="T23">i+</text:span><text:span text:style-name="T10">1 … A</text:span><text:span text:style-name="T23">k</text:span><text:span text:style-name="T10"> is a grammar rule and<text:line-break/><text:tab/>ε ∈ FIRST(A</text:span><text:span text:style-name="T23">1</text:span><text:span text:style-name="T10">)<text:line-break/><text:tab/>ε ∈ FIRST(A</text:span><text:span text:style-name="T23">2</text:span><text:span text:style-name="T10">)<text:line-break/><text:tab/>…<text:line-break/><text:tab/>ε ∈ FIRST(A</text:span><text:span text:style-name="T23">i</text:span><text:span text:style-name="T10">)<text:line-break/>then add FIRST(A</text:span><text:span text:style-name="T23">i+1</text:span><text:span text:style-name="T10">) - {ε} to FIRST(A)<text:line-break/>Example:</text:span></text:p>
          <text:list>
            <text:list-item>
              <text:list>
                <text:list-header>
                  <text:p text:style-name="P65">A → BCDE</text:p>
                  <text:p text:style-name="P65">B → bB | ε</text:p>
                  <text:p text:style-name="P65">C → cC | ε<text:line-break/>D → d<text:line-break/>E → (Did not type rule fast eno, but not relevant to example)</text:p>
                  <text:list>
                    <text:list-header>
                      <text:p text:style-name="P80"><text:span text:style-name="T10">ε ∈ FIRST(B)<text:line-break/>ε ∈ FIRST(C)<text:line-break/>therefore, add FIRST(D) -{ε} to FIRST(A).<text:line-break/>(Yes, I know D does not contain ε, the rule's just saying that </text:span><text:span text:style-name="T6">if it did</text:span><text:span text:style-name="T10"> contain ε, we wouldn't include it.)</text:span></text:p>
                    </text:list-header>
                  </text:list>
                </text:list-header>
              </text:list>
            </text:list-item>
          </text:list>
        </text:list-item>
        <text:list-item>
          <text:p text:style-name="P80"><text:span text:style-name="T10">If A → A</text:span><text:span text:style-name="T23">1</text:span><text:span text:style-name="T10">A</text:span><text:span text:style-name="T23">2</text:span><text:span text:style-name="T10"> … A</text:span><text:span text:style-name="T23">k</text:span><text:span text:style-name="T10"> is a grammar rule, and<text:line-break/></text:span><text:soft-page-break/><text:span text:style-name="T10"><text:tab/>ε ∈ FIRST(A</text:span><text:span text:style-name="T23">1</text:span><text:span text:style-name="T10">)<text:line-break/><text:tab/>ε ∈ FIRST(A</text:span><text:span text:style-name="T23">2</text:span><text:span text:style-name="T10">)<text:line-break/><text:tab/>…<text:line-break/><text:tab/>ε ∈ FIRST(A</text:span><text:span text:style-name="T23">k</text:span><text:span text:style-name="T10">)<text:line-break/>then add ε to FIRST(A)<text:line-break/>Example:<text:line-break/><text:tab/>A → BCDE</text:span></text:p>
          <text:list>
            <text:list-item>
              <text:list>
                <text:list-header>
                  <text:p text:style-name="P65">B → bB | ε<text:line-break/>C → cC | ε<text:line-break/>D → d | ε<text:line-break/>E → ε </text:p>
                  <text:list>
                    <text:list-header>
                      <text:p text:style-name="P65">ε ∈ FIRST(B)<text:line-break/>ε ∈ FIRST(C)<text:line-break/>ε ∈ FIRST(D)<text:line-break/>ε ∈ FIRST(E)<text:line-break/>therefore, add ε to FIRST(A).<text:line-break/><text:tab/></text:p>
                    </text:list-header>
                  </text:list>
                </text:list-header>
              </text:list>
            </text:list-item>
          </text:list>
        </text:list-item>
      </text:list>
      <text:p text:style-name="P22">Example:</text:p>
      <text:p text:style-name="P22"/>
      <text:p text:style-name="P21"><text:span text:style-name="T10">(</text:span><text:span text:style-name="T12">Note:</text:span><text:span text:style-name="T10"> As mention in email, had to leave before example was over, so everything after the rules were listed has been done by me. I apologize if it's confusing or has more information than needed; I tried to pack as many explanations as I could to cover any questions you might have, and I may have gone overboard.)</text:span></text:p>
      <text:p text:style-name="P22"/>
      <text:p text:style-name="P21"><text:span text:style-name="T10">(</text:span><text:span text:style-name="T12">Note:</text:span><text:span text:style-name="T10"> Teacher numbered the rules to make them easier to reference, so I have as well. Bolded numbers in parentheses refer to the rule number, and are not part of the grammar.)</text:span></text:p>
      <text:p text:style-name="P22"/>
      <text:p text:style-name="P21"><text:span text:style-name="T10">S → ABC </text:span><text:span text:style-name="T12">(1)</text:span></text:p>
      <text:p text:style-name="P21"><text:span text:style-name="T10">A → DE </text:span><text:span text:style-name="T12">(2)</text:span></text:p>
      <text:p text:style-name="P21"><text:span text:style-name="T10">B → bB </text:span><text:span text:style-name="T12">(3</text:span><text:span text:style-name="T10">) | ε </text:span><text:span text:style-name="T12">(4)</text:span></text:p>
      <text:p text:style-name="P21"><text:span text:style-name="T10">C → cC </text:span><text:span text:style-name="T12">(5</text:span><text:span text:style-name="T10">) | c </text:span><text:span text:style-name="T12">(6</text:span><text:span text:style-name="T10">)</text:span></text:p>
      <text:p text:style-name="P21"><text:span text:style-name="T10">D → dD </text:span><text:span text:style-name="T12">(7</text:span><text:span text:style-name="T10">) | ε </text:span><text:span text:style-name="T12">(8</text:span><text:span text:style-name="T10">)</text:span></text:p>
      <text:p text:style-name="P21"><text:span text:style-name="T10">E → eE </text:span><text:span text:style-name="T12">(9</text:span><text:span text:style-name="T10">) | ε </text:span><text:span text:style-name="T12">(10</text:span><text:span text:style-name="T10">)</text:span></text:p>
      <text:p text:style-name="P22"/>
      <text:p text:style-name="P22"/>
      <text:p text:style-name="P23">Step 0:</text:p>
      <text:p text:style-name="Table_20_Contents">FIRST(S) = {}</text:p>
      <text:p text:style-name="Table_20_Contents">FIRST(A) = {}</text:p>
      <text:p text:style-name="Table_20_Contents">FIRST(B) = {}</text:p>
      <text:p text:style-name="Table_20_Contents">FIRST(C) = {}</text:p>
      <text:p text:style-name="Table_20_Contents">FIRST(D) = {}</text:p>
      <text:p text:style-name="Table_20_Contents">FIRST(E) = {}</text:p>
      <text:p text:style-name="Table_20_Contents"/>
      <text:p text:style-name="P47">Step I:</text:p>
      <text:p text:style-name="Table_20_Contents">FIRST(b) = {b}</text:p>
      <text:p text:style-name="Table_20_Contents">FIRST(c) = {c}</text:p>
      <text:p text:style-name="Table_20_Contents">FIRST(d) = {d}</text:p>
      <text:p text:style-name="Table_20_Contents">FIRST(e) = {e}</text:p>
      <text:p text:style-name="Table_20_Contents"/>
      <text:p text:style-name="P47"><text:soft-page-break/>Step II:</text:p>
      <text:p text:style-name="P48">FIRST(ε) = {ε}</text:p>
      <text:p text:style-name="P48"/>
      <text:p text:style-name="P47">Step III:</text:p>
      <text:p text:style-name="P48">Note: Bolded number in parentheses is the rule that shows why this is part of the FIRST set.</text:p>
      <text:p text:style-name="Table_20_Contents"/>
      <text:p text:style-name="Table_20_Contents">FIRST(S) = {} (skipped at first because FIRST(A) is empty)</text:p>
      <text:p text:style-name="Table_20_Contents">FIRST(A) = {<text:span text:style-name="T3">} (skipped at first because FIRST(D) is empty)</text:span></text:p>
      <text:p text:style-name="Table_20_Contents">FIRST(B) = {b <text:span text:style-name="T4">(3)</text:span>, ε <text:span text:style-name="T4">(4)</text:span>}</text:p>
      <text:p text:style-name="Table_20_Contents">FIRST(C) = {c <text:span text:style-name="T4">(5 and/or 6</text:span><text:span text:style-name="T3">)}</text:span></text:p>
      <text:p text:style-name="Table_20_Contents">FIRST(D) = {d <text:span text:style-name="T4">(7</text:span><text:span text:style-name="T3">), ε </text:span><text:span text:style-name="T4">(8)</text:span><text:span text:style-name="T3">}</text:span></text:p>
      <text:p text:style-name="Table_20_Contents">FIRST(E) = {e <text:span text:style-name="T4">(9</text:span><text:span text:style-name="T3">), ε </text:span><text:span text:style-name="T4">(10)</text:span><text:span text:style-name="T3">}</text:span></text:p>
      <text:p text:style-name="P48"/>
      <text:p text:style-name="P48">Now that FIRST(D) isn't empty:</text:p>
      <text:p text:style-name="Table_20_Contents"><text:span text:style-name="T3">FIRST(A) = {d </text:span><text:span text:style-name="T4">(2 → 8</text:span><text:span text:style-name="T3">)}</text:span></text:p>
      <text:p text:style-name="P48"/>
      <text:p text:style-name="P48">Now that FIRST(A) isn't empty:</text:p>
      <text:p text:style-name="Table_20_Contents"><text:span text:style-name="T26">FIRST(S) = {d </text:span><text:span text:style-name="T28">(1 → 2 → 8)</text:span><text:span text:style-name="T26">}<text:line-break/></text:span></text:p>
      <text:p text:style-name="P47">Step IV:</text:p>
      <text:p text:style-name="P48">(No parenthetical numbers indicates character was added in Step III)</text:p>
      <text:p text:style-name="P48"/>
      <text:p text:style-name="P48"><text:span text:style-name="T27">FIRST(S) = {d, c </text:span><text:span text:style-name="T28">(1 → 2 → 8 &amp; 10, 1 → 4, 1 → 6)</text:span><text:span text:style-name="T27">}</text:span></text:p>
      <text:p text:style-name="P44">FIRST(A) = {d, ε}</text:p>
      <text:p text:style-name="Table_20_Contents">FIRST(B) = {b, ε}</text:p>
      <text:p text:style-name="Table_20_Contents">FIRST(C) = {c<text:span text:style-name="T3">}</text:span></text:p>
      <text:p text:style-name="Table_20_Contents">FIRST(D) = {d<text:span text:style-name="T3">, ε</text:span><text:span text:style-name="T3">}</text:span></text:p>
      <text:p text:style-name="P44">FIRST(E) = {e, ε}</text:p>
      <text:p text:style-name="P44"/>
      <text:p text:style-name="P44">Note: ε in FIRST(A) comes from Step V below. You'd think they'd list Step V first, but they don't.</text:p>
      <text:p text:style-name="P44"/>
      <text:p text:style-name="P47">Step V:</text:p>
      <text:p text:style-name="P47"/>
      <text:p text:style-name="P48"><text:span text:style-name="T27">FIRST(S) = {d, c</text:span><text:span text:style-name="T27">}</text:span></text:p>
      <text:p text:style-name="P48"><text:span text:style-name="T27">FIRST(A) = {d, ε </text:span><text:span text:style-name="T28">(2 → 8 &amp; 10)</text:span><text:span text:style-name="T27">}</text:span></text:p>
      <text:p text:style-name="Table_20_Contents">FIRST(B) = {b, ε}</text:p>
      <text:p text:style-name="Table_20_Contents">FIRST(C) = {c<text:span text:style-name="T3">}</text:span></text:p>
      <text:p text:style-name="Table_20_Contents">FIRST(D) = {d<text:span text:style-name="T3">, ε}</text:span></text:p>
      <text:p text:style-name="P44">FIRST(E) = {e, ε}</text:p>
      <text:p text:style-name="P49">Friday</text:p>
      <text:p text:style-name="P2">Week 4</text:p>
      <text:p text:style-name="P2">2-3-17</text:p>
      <text:p text:style-name="Standard"/>
      <text:p text:style-name="P22">Predictive Parsing, FIRST and FOLLOW sets</text:p>
      <text:p text:style-name="P22"/>
      <text:p text:style-name="P22">Predictive Recursive Descent Parsing</text:p>
      <text:p text:style-name="P22"/>
      <text:p text:style-name="P22">Powerpoint</text:p>
      <text:p text:style-name="P22"/>
      <text:p text:style-name="P22">Predictive: No backtracking on parsing decisions</text:p>
      <text:p text:style-name="P22"/>
      <text:p text:style-name="P22">Motivation for FIRST sets</text:p>
      <text:p text:style-name="P22"/>
      <text:p text:style-name="P22">S → A | B</text:p>
      <text:p text:style-name="P22">A → a A b | c</text:p>
      <text:p text:style-name="P22">B → b B d | e</text:p>
      <text:p text:style-name="P22"/>
      <text:p text:style-name="P22">This grammar is NOT ambiguous. There is no way to parse the same input two different ways.</text:p>
      <text:p text:style-name="P22"/>
      <text:p text:style-name="P22">Input: b b b e d d d</text:p>
      <text:p text:style-name="P22"/>
      <text:p text:style-name="P22">At this point we know S → B is the <text:span text:style-name="T43">only</text:span><text:span text:style-name="T40"> viable option.</text:span></text:p>
      <text:p text:style-name="P24"/>
      <text:p text:style-name="P24">Parsing is driven by the FIRST sets.</text:p>
      <text:p text:style-name="P24"/>
      <text:p text:style-name="P22">S → A | B</text:p>
      <text:p text:style-name="P22">A → a A b | c</text:p>
      <text:p text:style-name="P24">B → a B d | e</text:p>
      <text:p text:style-name="P24"/>
      <text:p text:style-name="P24">Input: a a a c b b b e</text:p>
      <text:p text:style-name="P24"/>
      <text:p text:style-name="P24">We has an equal number of a's and b's, so it's obviously S → A.</text:p>
      <text:p text:style-name="P24"/>
      <text:p text:style-name="P24">However, looking at the a by itself is not enough for the computer. There's no predictive parser in this case.</text:p>
      <text:p text:style-name="P24">Issue: S → A and S → B and FIRST(A) and??? (see powerpoint)</text:p>
      <text:p text:style-name="P24"/>
      <text:p text:style-name="P22"><text:span text:style-name="T43">a</text:span><text:span text:style-name="T40"> a a c b b b e</text:span></text:p>
      <text:p text:style-name="P24"/>
      <text:p text:style-name="P24">At this point, we know </text:p>
      <text:p text:style-name="P24"/>
      <text:p text:style-name="P25">See powerpoint</text:p>
      <text:p text:style-name="P24"/>
      <text:p text:style-name="P24">Correction: </text:p>
      <text:p text:style-name="P29">else if(tok.token_type = b-type or c-type)</text:p>
      <text:p text:style-name="P24"/>
      <text:p text:style-name="P24">Note:</text:p>
      <text:p text:style-name="P24"/>
      <text:p text:style-name="P22"><text:soft-page-break/>For:</text:p>
      <text:p text:style-name="P22"/>
      <text:p text:style-name="P22">S → A B</text:p>
      <text:p text:style-name="P22">A → a A c | ε</text:p>
      <text:p text:style-name="P24">B → b B | d</text:p>
      <text:p text:style-name="P24"/>
      <text:p text:style-name="P22"><text:span text:style-name="T40">If </text:span><text:span text:style-name="T32">we input </text:span><text:span text:style-name="T17">c</text:span><text:span text:style-name="T32">, then parse A would return true because A → ε. However, parse_B() will notice the wrong thing. (???)</text:span></text:p>
      <text:p text:style-name="P38"/>
      <text:p text:style-name="P24"/>
      <text:p text:style-name="P24">A → AB</text:p>
      <text:p text:style-name="P24">B → bB | c</text:p>
      <text:p text:style-name="P24"/>
      <text:p text:style-name="P24">From the Rule of B by itself, you can't tell that {b, c} ∈ B. It's the fact that we combine it with Rule A that places them in the FOLLOW set.</text:p>
      <text:p text:style-name="P24"/>
      <text:p text:style-name="P24">AB =&gt; ABB =&gt; AbBB =&gt; AbcB =&gt; Abcc</text:p>
      <text:p text:style-name="P24"/>
      <text:p text:style-name="P25">ε ∉ FOLLOW sets, eof ∉ FIRST sets</text:p>
      <text:p text:style-name="P24"/>
      <text:p text:style-name="P24">Two conditions for a recursive descent predictive parser:</text:p>
      <text:list xml:id="list7830909894956115659" text:style-name="L16">
        <text:list-item>
          <text:p text:style-name="P67">If A =&gt;* ε then FIRST(A) ∩ FOLLOW(A) = ∅</text:p>
        </text:list-item>
        <text:list-item>
          <text:p text:style-name="P67">if A → α and A → β are two grammar rules, then FIRST(α) ∩ FIRST(β) = ∅</text:p>
        </text:list-item>
      </text:list>
      <text:p text:style-name="P24"/>
      <text:p text:style-name="P24"/>
      <text:p text:style-name="P22"><text:span text:style-name="T32">α </text:span><text:span text:style-name="T2">n, (#), I</text:span><text:span text:style-name="T32"> = α is the n</text:span><text:span text:style-name="T2">th</text:span><text:span text:style-name="T32"> thing derived, (#) is the Rule it comes from, I is the step that we used to apply.</text:span></text:p>
      <text:p text:style-name="P24"/>
      <text:p text:style-name="P24">Yellow text indicates changes in example.</text:p>
      <text:p text:style-name="P24"/>
      <text:p text:style-name="P24"/>
      <text:p text:style-name="P49">Monday</text:p>
      <text:p text:style-name="P2">Week 5</text:p>
      <text:p text:style-name="P2">2-6-17</text:p>
      <text:p text:style-name="Standard"/>
      <text:p text:style-name="P24">Project 2:</text:p>
      <text:p text:style-name="P24"/>
      <text:p text:style-name="P24">We do a lot of set operations; adding first sets minus ε to follow sets, etc.</text:p>
      <text:p text:style-name="P24"/>
      <text:p text:style-name="P24">Sets are a dynamic data structure in 310</text:p>
      <text:p text:style-name="P24"/>
      <text:p text:style-name="P24">For us, sets are very limited in size.</text:p>
      <text:p text:style-name="P24"/>
      <text:p text:style-name="P24">Fastest sorting algorithm is n*log(n) with Merge Sort. Quick Sort is not guaranteed to give n*log(n).</text:p>
      <text:p text:style-name="P24"/>
      <text:p text:style-name="P24">Linear time algorithm to solve.</text:p>
      <text:p text:style-name="P24"/>
      <text:p text:style-name="P24">If we know ahead of time that the set of elements we have is small (20, for example), and a large array of multiple instances of the keyword.</text:p>
      <text:p text:style-name="P24"/>
      <text:p text:style-name="P24">Go through the array once, list the amount of time each keyword is used. We're doing indexing into an array.</text:p>
      <text:p text:style-name="P24"/>
      <text:p text:style-name="P24">A small universe (set of elements).</text:p>
      <text:p text:style-name="P24"/>
      <text:p text:style-name="P25">See powerpoint</text:p>
      <text:p text:style-name="P24"/>
      <text:p text:style-name="P24">Goal of project is to show how the process of building a parser can be automated.</text:p>
      <text:p text:style-name="P24"/>
      <text:p text:style-name="P24">One array says what position contains which characters, another one states whether or not whether we can use an element in the array.</text:p>
      <text:p text:style-name="P24"/>
      <text:p text:style-name="P24">Ex: {a, b}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42">Universe</text:p>
          </table:table-cell>
          <table:table-cell table:style-name="Table7.A1" office:value-type="string">
            <text:p text:style-name="P39">“a”</text:p>
          </table:table-cell>
          <table:table-cell table:style-name="Table7.A1" office:value-type="string">
            <text:p text:style-name="P39">“b”</text:p>
          </table:table-cell>
          <table:table-cell table:style-name="Table7.A1" office:value-type="string">
            <text:p text:style-name="P39">“c”</text:p>
          </table:table-cell>
          <table:table-cell table:style-name="Table7.A1" office:value-type="string">
            <text:p text:style-name="P39">“d”</text:p>
          </table:table-cell>
          <table:table-cell table:style-name="Table7.F1" office:value-type="string">
            <text:p text:style-name="P39">“e”</text:p>
          </table:table-cell>
        </table:table-row>
        <table:table-row>
          <table:table-cell table:style-name="Table7.A2" office:value-type="string">
            <text:p text:style-name="P42">boolean array</text:p>
          </table:table-cell>
          <table:table-cell table:style-name="Table7.A2" office:value-type="string">
            <text:p text:style-name="P39">T</text:p>
          </table:table-cell>
          <table:table-cell table:style-name="Table7.A2" office:value-type="string">
            <text:p text:style-name="P39">T</text:p>
          </table:table-cell>
          <table:table-cell table:style-name="Table7.A2" office:value-type="string">
            <text:p text:style-name="P39">F</text:p>
          </table:table-cell>
          <table:table-cell table:style-name="Table7.A2" office:value-type="string">
            <text:p text:style-name="P39">F</text:p>
          </table:table-cell>
          <table:table-cell table:style-name="Table7.F2" office:value-type="string">
            <text:p text:style-name="P39">F</text:p>
          </table:table-cell>
        </table:table-row>
      </table:table>
      <text:p text:style-name="P24"/>
      <text:p text:style-name="P24">ε represented with #</text:p>
      <text:p text:style-name="P24">eof represented with $</text:p>
      <text:p text:style-name="P24"/>
      <text:p text:style-name="P24">With set of all symbols, best to put in order of #, $, terminals, terminals, non-terminals.</text:p>
      <text:p text:style-name="P24"/>
      <text:p text:style-name="P24">Notes that Universe for first and Follow sets has same order as set of all symbols, so same array indices.</text:p>
      <text:p text:style-name="P24"/>
      <text:p text:style-name="P25">Useless symbols</text:p>
      <text:p text:style-name="P24">If a symbol doesn't appear in any derivation of any string, it's useless.</text:p>
      <text:p text:style-name="P24"/>
      <text:p text:style-name="P24">Example:</text:p>
      <text:p text:style-name="P24"/>
      <text:p text:style-name="P24"><text:soft-page-break/>S → ABC | B</text:p>
      <text:p text:style-name="P24">B → bB | b</text:p>
      <text:p text:style-name="P24">A → aA</text:p>
      <text:p text:style-name="P24">C → cC | c</text:p>
      <text:p text:style-name="P24"/>
      <text:p text:style-name="P24">A cannot be part of any derivation of any string because it constantly repeats. We'd only us S → B.</text:p>
      <text:p text:style-name="P24">C derives something, but we only use it in S → ABC; that is, if we use A. Since A is useless, we never use C, so it's useless as well.</text:p>
      <text:p text:style-name="P24"/>
      <text:p text:style-name="P24">If one part of a string is useless (A in ABC), then the entire thing is useless.</text:p>
      <text:p text:style-name="P24"/>
      <text:p text:style-name="P24">How to determine useless arrays. (Note: Arrow sizes are used to differentiate things)</text:p>
      <text:list xml:id="list5885900363571277970" text:style-name="L17">
        <text:list-item>
          <text:p text:style-name="P68">Initialize everything as false.</text:p>
        </text:list-item>
        <text:list-item>
          <text:p text:style-name="P68">Initialize terminals (not $) as true.</text:p>
        </text:list-item>
        <text:list-item>
          <text:p text:style-name="P68">Go through. See Powerpoint.</text:p>
        </text:list-item>
        <text:list-item>
          <text:p text:style-name="P68">Repeat until no changes.</text:p>
        </text:list-item>
      </text:list>
      <text:p text:style-name="P24"/>
      <text:p text:style-name="P27">Do not try to do special cases. Treat every LHS as if everything has a RHS. Just do this.</text:p>
      <text:p text:style-name="P24"/>
      <text:p text:style-name="P24">Don't try to do this recursively. (Don't say “Is S generating? See if A is generating, see if D is generating, etc.” Just do it iteratively)</text:p>
      <text:p text:style-name="P24"/>
      <text:p text:style-name="P24">See Powerpoint</text:p>
      <text:p text:style-name="P24"/>
      <text:p text:style-name="P27">Do not try to switch up the order!</text:p>
      <text:p text:style-name="P24"/>
      <text:p text:style-name="P24">Create a first set and a follow set for EVERY symbol, terminal and non-terminal.</text:p>
      <text:p text:style-name="P24"/>
      <text:p text:style-name="P24">2D array for FIRST, 2D array for FOLLOW.</text:p>
      <text:p text:style-name="P38"/>
      <text:p text:style-name="P24"/>
      <text:p text:style-name="P26"><text:span text:style-name="T39">Lambda Calculus</text:span><text:span text:style-name="T41"> is a simple programming language.</text:span></text:p>
      <text:p text:style-name="P24"/>
      <text:p text:style-name="P24">See PDF</text:p>
      <text:p text:style-name="P24"/>
      <text:p text:style-name="P24">For all x, there exists a prime that is greater than x. (True; infinitely many primes)</text:p>
      <text:p text:style-name="P24"/>
      <text:p text:style-name="P24">Can we feed in an input into some theoretical machine and have it say whether it's true or false? No, not in general, but we can in special/specific cases.</text:p>
      <text:p text:style-name="P24"/>
      <text:p text:style-name="P25"><text:span text:style-name="T3">Lambda calculus is a model for </text:span>functional programming<text:span text:style-name="T3">.</text:span></text:p>
      <text:p text:style-name="P24"/>
      <text:p text:style-name="P24"/>
      <text:p text:style-name="P49">Wednesday</text:p>
      <text:p text:style-name="P2">Week 5</text:p>
      <text:p text:style-name="P2">2-8-17</text:p>
      <text:p text:style-name="Standard"/>
      <text:p text:style-name="P7">Project 2 could be 700 lines</text:p>
      <text:p text:style-name="P33"/>
      <text:p text:style-name="P7"/>
      <text:p text:style-name="P24">Can you write a program to tell you if there's an infinite loop? For specific programs, yes. In general, for every program, no. Same with halting problem.</text:p>
      <text:p text:style-name="P24"/>
      <text:p text:style-name="P25"><text:span text:style-name="T3">Lambda calculus is a model for </text:span>functional programming<text:span text:style-name="T3">.</text:span></text:p>
      <text:p text:style-name="P24"/>
      <text:p text:style-name="P24">Read Powerpoint</text:p>
      <text:p text:style-name="P24"/>
      <text:p text:style-name="P24">Lambda functions can result in more compact code.</text:p>
      <text:p text:style-name="P24"/>
      <text:p text:style-name="P27">It's effectively computable if it's λ-definable.</text:p>
      <text:p text:style-name="P24"/>
      <text:p text:style-name="P24">A number is computable if its decimal can be written down by a machine, which means if something is computable, it is computable by a Turing machine.</text:p>
      <text:p text:style-name="P24"/>
      <text:p text:style-name="P26"><text:span text:style-name="T41">Turing machines are a formal model for </text:span><text:span text:style-name="T39">Imperative programming</text:span><text:span text:style-name="T41">.</text:span></text:p>
      <text:p text:style-name="P24"/>
      <text:p text:style-name="P24">see powerpoint</text:p>
      <text:p text:style-name="P24"/>
      <text:p text:style-name="P24">Every λ-definable sequence mu is computable.</text:p>
      <text:p text:style-name="P24"/>
      <text:p text:style-name="P24">Assembly langyage is Turing-complete.</text:p>
      <text:p text:style-name="P24">All common programming languages are Turing-complete.</text:p>
      <text:p text:style-name="P24"/>
      <text:p text:style-name="P25">See powerpoint for summary</text:p>
      <text:p text:style-name="P24"/>
      <text:p text:style-name="P26"><text:span text:style-name="T18">λn. n+1</text:span><text:span text:style-name="T41"> is equivalent to</text:span></text:p>
      <text:p text:style-name="P24"/>
      <text:p text:style-name="P29">addOne(int x)</text:p>
      <text:p text:style-name="P29">{</text:p>
      <text:p text:style-name="P29"><text:tab/>return x+1;</text:p>
      <text:p text:style-name="P29">}</text:p>
      <text:p text:style-name="P24"/>
      <text:p text:style-name="P24">Using it:</text:p>
      <text:p text:style-name="P24"/>
      <text:p text:style-name="P30"><text:span text:style-name="T41">(λn. n+1) 4</text:span><text:span text:style-name="T33"> is equivalent to</text:span></text:p>
      <text:p text:style-name="P24"/>
      <text:p text:style-name="P24">addOne(4)</text:p>
      <text:p text:style-name="P24"/>
      <text:p text:style-name="P24">λ-calculus is ambiguous.</text:p>
      <text:p text:style-name="P24"/>
      <text:p text:style-name="P24">t → x //variable</text:p>
      <text:p text:style-name="P24"><text:soft-page-break/>t → λx.t //abstraction</text:p>
      <text:p text:style-name="P24">t → tt //application</text:p>
      <text:p text:style-name="P24">t → (t) //parentheses</text:p>
      <text:p text:style-name="P24"/>
      <text:p text:style-name="P24">What about 5 – 3 – 2?</text:p>
      <text:p text:style-name="P24"/>
      <text:p text:style-name="P24">We generally do left-associative. The answer is 0. Right associative would be read as 5 – (3 – 2) .</text:p>
      <text:p text:style-name="P24"/>
      <text:p text:style-name="P24">We need disambiguation rules.</text:p>
      <text:p text:style-name="P24"/>
      <text:p text:style-name="P24">Applications are left-associative</text:p>
      <text:p text:style-name="P24">xyx = (xy) z</text:p>
      <text:p text:style-name="P24"/>
      <text:p text:style-name="P24">Abstraction extends as much to the right as possible unless the whole thing (including the λx) in parentheses.</text:p>
      <text:p text:style-name="P24"/>
      <text:p text:style-name="P24">Parentheses work as normal.</text:p>
      <text:p text:style-name="P24"/>
      <text:p text:style-name="P24">λx.λy xyx = λx.(λy. xyx) = λx.(λy.(xyx)) =λx.(λy.(xy)x))</text:p>
      <text:p text:style-name="P24"/>
      <text:p text:style-name="P24">λx. λy. xyx is of the form λz.t</text:p>
      <text:p text:style-name="P24"/>
      <text:p text:style-name="P24">x, y, x are variables</text:p>
      <text:p text:style-name="P30"><text:span text:style-name="T33">z, t are </text:span><text:span text:style-name="T34">metavariables</text:span></text:p>
      <text:p text:style-name="P24"/>
      <text:p text:style-name="P24">Resolving a name (or resolving a reference) is when you use a variable after declaring it.</text:p>
      <text:p text:style-name="P24"/>
      <text:p text:style-name="P30"><text:span text:style-name="T31">Scope</text:span><text:span text:style-name="T33"> is mentioned in powerpoint.</text:span></text:p>
      <text:p text:style-name="P24"/>
      <text:p text:style-name="P30"><text:span text:style-name="T33">A </text:span><text:span text:style-name="T31">variable</text:span><text:span text:style-name="T33"> is free if it's not in an abstraction of the same name.</text:span></text:p>
      <text:p text:style-name="P24"/>
      <text:p text:style-name="P24">x has x being free.</text:p>
      <text:p text:style-name="P24"/>
      <text:p text:style-name="P24">λx. x has x being bound in the body of the abstraction.</text:p>
      <text:p text:style-name="P24"/>
      <text:p text:style-name="P24">λx. xx has both x's being bound.</text:p>
      <text:p text:style-name="P24"/>
      <text:p text:style-name="P24">(λx.x)x has the first x being bound, but the second x is free.</text:p>
      <text:p text:style-name="P24"/>
      <text:p text:style-name="P24">λy. yx, x is free because the abstraction variable is not x.</text:p>
      <text:p text:style-name="P24"/>
      <text:p text:style-name="P24">More complicated examples in powerpoint.</text:p>
      <text:p text:style-name="P24">The third example on the second page is similar to C example shown earlier.</text:p>
      <text:p text:style-name="P24"/>
      <text:p text:style-name="P24">Combinators are items with no free variables (???)</text:p>
      <text:p text:style-name="P24"/>
      <text:p text:style-name="P24">How would this work?:</text:p>
      <text:p text:style-name="P24">λx. x <text:s/>λx. y x y <text:s/>λx. y x y</text:p>
      <text:p text:style-name="P24">(λx. x <text:s/>(λx. y x y <text:s/>(λx. y x y)))</text:p>
      <text:p text:style-name="P30"><text:soft-page-break/><text:span text:style-name="T33">(λ</text:span><text:span text:style-name="T44">x</text:span><text:span text:style-name="T33">. </text:span><text:span text:style-name="T44">x</text:span><text:span text:style-name="T33"> <text:s/>(λ</text:span><text:span text:style-name="T45">x</text:span><text:span text:style-name="T33">. </text:span><text:span text:style-name="T47">y</text:span><text:span text:style-name="T33"> </text:span><text:span text:style-name="T45">x</text:span><text:span text:style-name="T33"> </text:span><text:span text:style-name="T47">y</text:span><text:span text:style-name="T33"> <text:s/>(λ</text:span><text:span text:style-name="T46">x</text:span><text:span text:style-name="T33">. </text:span><text:span text:style-name="T47">y</text:span><text:span text:style-name="T33"> </text:span><text:span text:style-name="T46">x</text:span><text:span text:style-name="T33"> </text:span><text:span text:style-name="T47">y</text:span><text:span text:style-name="T33">)))</text:span></text:p>
      <text:p text:style-name="P24"/>
      <text:p text:style-name="P30"><text:span text:style-name="T33">(λ</text:span><text:span text:style-name="T44">x</text:span><text:span text:style-name="T33">. (</text:span><text:span text:style-name="T44">x</text:span><text:span text:style-name="T33"> <text:s/>(λ</text:span><text:span text:style-name="T45">x</text:span><text:span text:style-name="T33">. (((</text:span><text:span text:style-name="T47">y</text:span><text:span text:style-name="T33"> </text:span><text:span text:style-name="T45">x</text:span><text:span text:style-name="T48">)</text:span><text:span text:style-name="T33"> </text:span><text:span text:style-name="T47">y</text:span><text:span text:style-name="T48">)</text:span><text:span text:style-name="T33"> <text:s/>(λ</text:span><text:span text:style-name="T46">x</text:span><text:span text:style-name="T33">. ((</text:span><text:span text:style-name="T47">y</text:span><text:span text:style-name="T33"> </text:span><text:span text:style-name="T46">x</text:span><text:span text:style-name="T48">)</text:span><text:span text:style-name="T33"> </text:span><text:span text:style-name="T47">y</text:span><text:span text:style-name="T33">))))))</text:span></text:p>
      <text:p text:style-name="P24"/>
      <text:p text:style-name="P24">(((a b) c) d)</text:p>
      <text:p text:style-name="P24"/>
      <text:p text:style-name="P24">Blue = Free</text:p>
      <text:p text:style-name="P24"/>
      <text:p text:style-name="P25">See powerpoint</text:p>
      <text:p text:style-name="P24"/>
      <text:p text:style-name="P30"><text:span text:style-name="T31">β-reduction</text:span><text:span text:style-name="T33">.</text:span></text:p>
      <text:p text:style-name="P30"><text:span text:style-name="T31">Redex</text:span><text:span text:style-name="T33">: reducible expression.</text:span></text:p>
      <text:p text:style-name="P24"/>
      <text:p text:style-name="P24">Reduction examples in powerpoint.</text:p>
      <text:p text:style-name="P24"/>
      <text:p text:style-name="P25">These examples are very important!</text:p>
      <text:p text:style-name="P24"/>
      <text:p text:style-name="P24"/>
      <text:p text:style-name="P49">Friday</text:p>
      <text:p text:style-name="P2">Week 5</text:p>
      <text:p text:style-name="P2">2-10-17</text:p>
      <text:p text:style-name="Standard"/>
      <text:p text:style-name="P25">Macros in C</text:p>
      <text:p text:style-name="P29">#define INC(x) = {int a; a = 0; x++}</text:p>
      <text:p text:style-name="P29"/>
      <text:p text:style-name="P29">main()</text:p>
      <text:p text:style-name="P29">{</text:p>
      <text:p text:style-name="P29"><text:tab/>int <text:span text:style-name="T4">a</text:span>, y;</text:p>
      <text:p text:style-name="P29"><text:tab/>INC(y); //replaced with {int a; a = 0; y++}</text:p>
      <text:p text:style-name="P29"><text:tab/>//but if we do:</text:p>
      <text:p text:style-name="P29"><text:tab/>INC(<text:span text:style-name="T4">a</text:span>); //replaced with {int <text:span text:style-name="T6">a</text:span>; <text:span text:style-name="T6">a</text:span> = 0; <text:span text:style-name="T6">a</text:span>++}</text:p>
      <text:p text:style-name="P29">}</text:p>
      <text:p text:style-name="P24"/>
      <text:p text:style-name="P24">This is not what we expect. This <text:span text:style-name="T19">a</text:span> does not get incremented because there is a local <text:span text:style-name="T20">a</text:span>, and the local <text:span text:style-name="T20">a</text:span> takes precedence. <text:span text:style-name="T19">a</text:span> is <text:span text:style-name="T8">captured</text:span> in the scope in the result as a result of textual substitution. This is called a name clash.</text:p>
      <text:p text:style-name="P24"/>
      <text:p text:style-name="P24">People tend to put an underscore or something to indicate macro variables to prevent this.</text:p>
      <text:p text:style-name="P24"/>
      <text:p text:style-name="P27">Hygienic Macros:</text:p>
      <text:p text:style-name="P24"><text:tab/>Rename local variables to avoid parameters being captured as a result of the substitution.</text:p>
      <text:p text:style-name="P24"/>
      <text:p text:style-name="P24">To avoid capture, rename local variables.</text:p>
      <text:p text:style-name="P24"/>
      <text:p text:style-name="P27">Textual substitution, which is what happens in macros, is what we do in λ-calculus.</text:p>
      <text:p text:style-name="P24"/>
      <text:p text:style-name="P24">Back to the powerpoint.</text:p>
      <text:p text:style-name="P24"/>
      <text:p text:style-name="P26"><text:span text:style-name="T39">Reduction</text:span><text:span text:style-name="T41"> example in powerpoint. </text:span><text:span text:style-name="T39">READ IT</text:span></text:p>
      <text:p text:style-name="P24"/>
      <text:p text:style-name="P24">λ-calculus: Better to rename the local variable because the other y is used elsewhere, whereas the local y is only used there.</text:p>
      <text:p text:style-name="P24"/>
      <text:p text:style-name="P25">Note:</text:p>
      <text:p text:style-name="P24">Id = λx. x</text:p>
      <text:p text:style-name="P24"/>
      <text:p text:style-name="P24">Evaluation Strategies:</text:p>
      <text:p text:style-name="P24">Example: (λx. x) ((λx. x) (λz. (λx. x) z))</text:p>
      <text:p text:style-name="P24"/>
      <text:p text:style-name="P24">Possible redexes are:</text:p>
      <text:p text:style-name="P24">Id (Id (λz. id z)) → λz. z</text:p>
      <text:p text:style-name="P24">Id ((Id (λz. id z))) → </text:p>
      <text:p text:style-name="P24">Id (Id (λz. id z)) →</text:p>
      <text:p text:style-name="P24"/>
      <text:p text:style-name="P24">If we have f(a + b)</text:p>
      <text:list xml:id="list346856321230160383" text:style-name="L18">
        <text:list-item>
          <text:p text:style-name="P69">evaluate actual parameters</text:p>
        </text:list-item>
        <text:list-item>
          <text:p text:style-name="P69"><text:soft-page-break/>copy value of actual parameters to formal parameters.</text:p>
        </text:list-item>
        <text:list-item>
          <text:p text:style-name="P69">Ex:</text:p>
        </text:list-item>
      </text:list>
      <text:p text:style-name="P24"/>
      <text:p text:style-name="P29">f(x)</text:p>
      <text:p text:style-name="P29">{</text:p>
      <text:p text:style-name="P29"><text:tab/>return x+1;</text:p>
      <text:p text:style-name="P29">}</text:p>
      <text:p text:style-name="P29"/>
      <text:p text:style-name="P29">f(3+4)</text:p>
      <text:p text:style-name="P29"><text:tab/>3+4 = 7 → x</text:p>
      <text:p text:style-name="P29"><text:tab/>return 8</text:p>
      <text:p text:style-name="P30"/>
      <text:p text:style-name="P24">---</text:p>
      <text:p text:style-name="P24"/>
      <text:p text:style-name="P24">In short-circuit evaluation:</text:p>
      <text:p text:style-name="P24">Id = λx. x</text:p>
      <text:p text:style-name="P24"/>
      <text:p text:style-name="P29">if a != 0 &amp;&amp; 1/a &gt; 10</text:p>
      <text:p text:style-name="P24">If one is false, the whole thing is false. If a = 0, it's immediately false without checking the second on.</text:p>
      <text:p text:style-name="P24"/>
      <text:p text:style-name="P25">??? evaluation:</text:p>
      <text:p text:style-name="P24"/>
      <text:p text:style-name="P29">and(x, y)</text:p>
      <text:p text:style-name="P29"/>
      <text:p text:style-name="P29">and(a != 0, 1/a &gt; 10)</text:p>
      <text:p text:style-name="P24">If you do this, and a is 0, it will crash because it evaluates both parameters, even if you don't need to evaluate the second one.</text:p>
      <text:p text:style-name="P24"/>
      <text:p text:style-name="P26"><text:span text:style-name="T39">Powerpoint:</text:span><text:span text:style-name="T41"> Evaluation strategies: Normal Order</text:span></text:p>
      <text:p text:style-name="P24">Leftmost, outermost.</text:p>
      <text:p text:style-name="P24"/>
      <text:p text:style-name="P24">Red one is outermost</text:p>
      <text:p text:style-name="P24"/>
      <text:p text:style-name="P24">Evaluation strategies: Call by name</text:p>
      <text:p text:style-name="P24">leftmost outermost reduced first</text:p>
      <text:p text:style-name="P24">No reductions inside abstractions.</text:p>
      <text:p text:style-name="P24"/>
      <text:p text:style-name="P24">Evaluation Strategies: Call by value</text:p>
      <text:p text:style-name="P24"/>
      <text:p text:style-name="P24">f(a+b, x+y)</text:p>
      <text:p text:style-name="P24"/>
      <text:p text:style-name="P24">(λx. t) t'</text:p>
      <text:p text:style-name="P24">Evaluate what first? Evaluate t' first, then apply it. A value cannot be reduced further.</text:p>
      <text:p text:style-name="P24"/>
      <text:p text:style-name="P24">Paper example to clarify powerpoint:</text:p>
      <text:p text:style-name="P24">ID (Id (λz. id z))</text:p>
      <text:p text:style-name="P24"/>
      <text:p text:style-name="P24">Actual parameter: Id (λz. id z)</text:p>
      <text:p text:style-name="P24">ID (λz. id z)</text:p>
      <text:p text:style-name="P24"><text:soft-page-break/>(cannot be reduced further, because no reduction inside abstractions)</text:p>
      <text:p text:style-name="P24">So now we apply this, and we get</text:p>
      <text:p text:style-name="P24">λz. id z</text:p>
      <text:p text:style-name="P24"/>
      <text:p text:style-name="P24">Examples:</text:p>
      <text:p text:style-name="P24"/>
      <text:p text:style-name="P26"><text:span text:style-name="T41">Omega = (λ</text:span><text:span text:style-name="T39">x</text:span><text:span text:style-name="T41">. </text:span><text:span text:style-name="T39">xx</text:span><text:span text:style-name="T41">) (</text:span><text:span text:style-name="T9">λx. xx</text:span><text:span text:style-name="T41">)</text:span></text:p>
      <text:p text:style-name="P24"/>
      <text:p text:style-name="P24">This is reducible. How do we reduce it?</text:p>
      <text:p text:style-name="P24"/>
      <text:p text:style-name="P26"><text:span text:style-name="T41">Omega: </text:span><text:span text:style-name="T9">(λx. xx)(λx. xx)</text:span></text:p>
      <text:p text:style-name="P24"/>
      <text:p text:style-name="P26"><text:span text:style-name="T41">Because we replaced each </text:span><text:span text:style-name="T39">x</text:span><text:span text:style-name="T41"> with </text:span><text:span text:style-name="T9">(λx.xx)</text:span><text:span text:style-name="T41">.</text:span></text:p>
      <text:p text:style-name="P24"/>
      <text:p text:style-name="P24">If we do it again, we get the same thing. And so on, in an infinite loop. We cannot reduce it to a normal form.</text:p>
      <text:p text:style-name="P24">Theorem says we cannot tell if a λ-expression has a normal form.</text:p>
      <text:p text:style-name="P24"/>
      <text:p text:style-name="P24">(→ = returns)</text:p>
      <text:p text:style-name="P24"/>
      <text:p text:style-name="P24">Call by value: <text:s/>Before we can do a replacement, we have to evaluate the parameter</text:p>
      <text:p text:style-name="P24">(λx. a) Omega → (λx. a) Omega → (λx. a) Omega → …</text:p>
      <text:p text:style-name="P24"/>
      <text:p text:style-name="P24">λx. a should return simply a, with a as a constant:</text:p>
      <text:p text:style-name="P24">(λx. a) y → a</text:p>
      <text:p text:style-name="P24"/>
      <text:p text:style-name="P24">But since we insist on evaluating Omega first, we never get there.</text:p>
      <text:p text:style-name="P24"/>
      <text:p text:style-name="P24">Normal Order evaluation:</text:p>
      <text:p text:style-name="P24">We do leftmost first</text:p>
      <text:p text:style-name="P24">(λx. a) Omega → a</text:p>
      <text:p text:style-name="P24"/>
      <text:p text:style-name="P24">Omega is the redex. “(λx. a)” Omega is also a redex. They are both considered the “outermost.” But only one can be the leftmost: (λx. a) Omega</text:p>
      <text:p text:style-name="P24"/>
      <text:p text:style-name="P24">Call by value can be efficient, but it can also cause problems like an infinite loop where Normal Order would give an answer.</text:p>
      <text:p text:style-name="P24"/>
      <text:p text:style-name="P24">If both Normal Order reduces to a, it cannot be reduced further, and call by value reduces to a, those a's should be the same.</text:p>
      <text:p text:style-name="P24"/>
      <text:p text:style-name="P24">Examples:</text:p>
      <text:p text:style-name="P24"/>
      <text:list xml:id="list387231423249691447" text:style-name="L19">
        <text:list-item>
          <text:p text:style-name="P70">λx. x x (u r) → nothing, Entire thing is abstraction.</text:p>
        </text:list-item>
        <text:list-item>
          <text:p text:style-name="P70">(λx. xx) (u r) → ur ur</text:p>
        </text:list-item>
        <text:list-item>
          <text:p text:style-name="P70">(λx. xx) u r → ((λx. xx) u) r → uur</text:p>
        </text:list-item>
        <text:list-item>
          <text:p text:style-name="P79"><text:span text:style-name="T41">(λx. x λx. xx) (u r) → (λ</text:span><text:span text:style-name="T39">x</text:span><text:span text:style-name="T41">. </text:span><text:span text:style-name="T39">x</text:span><text:span text:style-name="T41"> λ</text:span><text:span text:style-name="T9">x</text:span><text:span text:style-name="T41">. </text:span><text:span text:style-name="T9">xx</text:span><text:span text:style-name="T41">) (u r) → (ur) λx. xx</text:span></text:p>
        </text:list-item>
        <text:list-item>
          <text:p text:style-name="P79"><text:span text:style-name="T41">(λx. λx. xx x) (u r) → (λ</text:span><text:span text:style-name="T39">x</text:span><text:span text:style-name="T41">. λ</text:span><text:span text:style-name="T9">x</text:span><text:span text:style-name="T41">. </text:span><text:span text:style-name="T9">xxx</text:span><text:span text:style-name="T41">) (u r) → (λx. (λx. xx x)) (u r) → </text:span></text:p>
        </text:list-item>
        <text:list-item>
          <text:p text:style-name="P70">(λx. (λx. xx) x) (u r) <text:s/>→ (λx. xx) (ur) → (ur)(ur)</text:p>
        </text:list-item>
      </text:list>
      <text:p text:style-name="P38"><text:soft-page-break/></text:p>
      <text:p text:style-name="P24"/>
      <text:p text:style-name="P24">Functions with multiple parameters</text:p>
      <text:p text:style-name="P24"/>
      <text:p text:style-name="P24"/>
      <text:p text:style-name="P49">Monday</text:p>
      <text:p text:style-name="P2">Week 6</text:p>
      <text:p text:style-name="P2">2-13-17</text:p>
      <text:p text:style-name="Standard"/>
      <text:p text:style-name="P24">(Bus was late, took 9:40 class; Slight overlap with end of Friday's normal class.</text:p>
      <text:p text:style-name="P24"/>
      <text:p text:style-name="P24">Multiple parameters and <text:span text:style-name="T4">Currying</text:span></text:p>
      <text:p text:style-name="P24"/>
      <text:list xml:id="list7797391142713894968" text:style-name="L20">
        <text:list-item>
          <text:p text:style-name="P71">(λ(x,y). s) (v, w). We want [y → w][x → v] as a result of the application.</text:p>
        </text:list-item>
      </text:list>
      <text:p text:style-name="P24"/>
      <text:p text:style-name="P24">We can do the same with higher order function.</text:p>
      <text:p text:style-name="P24"/>
      <text:p text:style-name="P24">λx. λy. s is a function of s.</text:p>
      <text:p text:style-name="P24"/>
      <text:p text:style-name="P24">(λx. λy. s) v = [x → v] λy. s = λy. [x → v] s</text:p>
      <text:p text:style-name="P24"/>
      <text:p text:style-name="P24">So λy. [x → v] s is a function of y.</text:p>
      <text:p text:style-name="P24">[x → v]</text:p>
      <text:p text:style-name="P24">If we apply the result to w, we get [y → w]</text:p>
      <text:p text:style-name="P24"/>
      <text:p text:style-name="P24">λy = formal parameter</text:p>
      <text:p text:style-name="P24">[x → v] s = body</text:p>
      <text:p text:style-name="P24">w = actual parameter</text:p>
      <text:p text:style-name="P24">(λy. [x → v] s) w → [y → w][x → v]s</text:p>
      <text:p text:style-name="P24"/>
      <text:p text:style-name="P25">Church booleans</text:p>
      <text:p text:style-name="P24"/>
      <text:p text:style-name="P24">We want to define boolean values that can be tested:</text:p>
      <text:p text:style-name="P24">test b v w = Get v when b is true, get w when be is false</text:p>
      <text:p text:style-name="P24"/>
      <text:p text:style-name="P24">tru = λt. λf. t</text:p>
      <text:p text:style-name="P24"/>
      <text:p text:style-name="P24">tru a = (λt. λf. t) a → λf. a</text:p>
      <text:p text:style-name="P24"/>
      <text:p text:style-name="P24">(Note: (λx. t) w → [x → w] t → replace bound x with w in t)</text:p>
      <text:p text:style-name="P24"/>
      <text:p text:style-name="P24">tru a b = ((λt. λf. t) a) b → (λf. a) b → a</text:p>
      <text:p text:style-name="P24"/>
      <text:p text:style-name="P24">tru when applied to a b →* a</text:p>
      <text:p text:style-name="P24">tru (a b) =<text:span text:style-name="T4">/</text:span>&gt;* a (does not go to a)</text:p>
      <text:p text:style-name="P24"/>
      <text:p text:style-name="P24">fls = λt. λf. f</text:p>
      <text:p text:style-name="P24"/>
      <text:p text:style-name="P24">λt. formal parameter</text:p>
      <text:p text:style-name="P24">λf. f = body</text:p>
      <text:p text:style-name="P24">a = <text:s/>actual</text:p>
      <text:p text:style-name="P24"/>
      <text:p text:style-name="P24">same steps always</text:p>
      <text:p text:style-name="P24">fls a = (λt. λf. f) a → λf. f</text:p>
      <text:p text:style-name="P24"><text:soft-page-break/>fls a b = ((λt. λf. f) a) b) → (λf. f) b → b</text:p>
      <text:p text:style-name="P24"/>
      <text:p text:style-name="P24">fls applied to two parameters returns the second one.</text:p>
      <text:p text:style-name="P24"/>
      <text:p text:style-name="P24">test tru v w = λl. λm. λn. l m n</text:p>
      <text:p text:style-name="P24"/>
      <text:p text:style-name="P24">(λl. λm. λn. l m n) tru v w</text:p>
      <text:p text:style-name="P24">(λm. λn. tru m n) v w</text:p>
      <text:p text:style-name="P24">(λn. tru v n) w</text:p>
      <text:p text:style-name="P24">(See powerpoint for rest)</text:p>
      <text:p text:style-name="P24"/>
      <text:p text:style-name="P24"/>
      <text:p text:style-name="P25">See powerpoint</text:p>
      <text:p text:style-name="P24">and a b =</text:p>
      <text:p text:style-name="P29">if a</text:p>
      <text:p text:style-name="P29"><text:tab/>b</text:p>
      <text:p text:style-name="P29">else</text:p>
      <text:p text:style-name="P29"><text:tab/>fls</text:p>
      <text:p text:style-name="P24"/>
      <text:p text:style-name="P24">λa. λb. a b fls (defined as AND)</text:p>
      <text:p text:style-name="P24"/>
      <text:p text:style-name="P24">(λa. λb. a b fls) tru fls → (λb. tru b fls) fls → true fls fls →* fls</text:p>
      <text:p text:style-name="P24"/>
      <text:p text:style-name="P24">(λa. λb. a b fls) fls tru →* fls tru fls (fls takes second parameter) →* fls</text:p>
      <text:p text:style-name="P24"/>
      <text:p text:style-name="P24">or a b = </text:p>
      <text:p text:style-name="P29">if a</text:p>
      <text:p text:style-name="P29"><text:tab/>tru</text:p>
      <text:p text:style-name="P29">else</text:p>
      <text:p text:style-name="P29"><text:tab/>b</text:p>
      <text:p text:style-name="P24"/>
      <text:p text:style-name="P24">λa. λb. a tru b</text:p>
      <text:p text:style-name="P24"/>
      <text:p text:style-name="P24">NOT is not in slides, so:</text:p>
      <text:p text:style-name="P24">NOT a =</text:p>
      <text:p text:style-name="P24"/>
      <text:p text:style-name="P29">if a</text:p>
      <text:p text:style-name="P29"><text:tab/>fls</text:p>
      <text:p text:style-name="P29">else</text:p>
      <text:p text:style-name="P29"><text:tab/>true</text:p>
      <text:p text:style-name="P24"/>
      <text:p text:style-name="P24">λa. a fls tru</text:p>
      <text:p text:style-name="P24"/>
      <text:p text:style-name="P24">Since we have AND, OR, and NOT, that gives us a computer via electrical circuits.</text:p>
      <text:p text:style-name="P24"/>
      <text:p text:style-name="P24">We can now do data structures and group things together.</text:p>
      <text:p text:style-name="P24"/>
      <text:p text:style-name="P24">Pair: Take two parameters and group them together.</text:p>
      <text:p text:style-name="P24"/>
      <text:p text:style-name="P24"><text:soft-page-break/>We apply Pair, we get a pair. Apply First, we get first thing in a pair.</text:p>
      <text:p text:style-name="P24"/>
      <text:p text:style-name="P24">pair = λf. λs. λb b f s</text:p>
      <text:p text:style-name="P24">fst = λp. p tru</text:p>
      <text:p text:style-name="P24">snd = <text:s/>λp. p fls</text:p>
      <text:p text:style-name="P24"/>
      <text:p text:style-name="P24">pair v w = (λf. λs. λb. b f s) v w → (λs. λb. b v s) w → λb. b v w</text:p>
      <text:p text:style-name="P24"/>
      <text:p text:style-name="P24">fst</text:p>
      <text:p text:style-name="P24"/>
      <text:p text:style-name="P25">See powerpoint</text:p>
      <text:p text:style-name="P24"/>
      <text:p text:style-name="P25">Church Numerals</text:p>
      <text:p text:style-name="P24"/>
      <text:p text:style-name="P24">If given a number, we need a way to do operations with them. As long as the meanings of the operations are preserves, we can use them as numbers.</text:p>
      <text:p text:style-name="P24"/>
      <text:p text:style-name="P24">0 a b = (λs. λz. z) a b → (λz. z) b → b</text:p>
      <text:p text:style-name="P24"/>
      <text:p text:style-name="P24">0 is the same as fls</text:p>
      <text:p text:style-name="P24"/>
      <text:p text:style-name="P24">1 a b = (λs. λz. z) a b → (λz. a z) b → a b</text:p>
      <text:p text:style-name="P24"/>
      <text:p text:style-name="P24">…</text:p>
      <text:p text:style-name="P24"/>
      <text:p text:style-name="P24">3 a b = (λs. λz. s (s (s z))) a b → (λz. a (a (a z)) b → a (a (a b))</text:p>
      <text:p text:style-name="P24"/>
      <text:p text:style-name="P25">Successor function</text:p>
      <text:p text:style-name="P25"/>
      <text:p text:style-name="P25">Arithmetic: Addition</text:p>
      <text:p text:style-name="P25"/>
      <text:p text:style-name="P25"><text:span text:style-name="T29">Multiplication</text:span><text:span text:style-name="T35"> uses the plus operator</text:span></text:p>
      <text:p text:style-name="P24">The 0 in there for the purpose of the plus operator</text:p>
      <text:p text:style-name="P24"/>
      <text:p text:style-name="P25">Latent Computations</text:p>
      <text:p text:style-name="P24"/>
      <text:p text:style-name="P24">In Successor function example:</text:p>
      <text:p text:style-name="P24">If we stop in the middle one, it's a latent computation.</text:p>
      <text:p text:style-name="P24"/>
      <text:p text:style-name="P24">If we take</text:p>
      <text:p text:style-name="P24"/>
      <text:p text:style-name="P24">(λs. λz. s (4 s z)) a b → a (4 a b)</text:p>
      <text:p text:style-name="P24"/>
      <text:p text:style-name="P24">Now the thing under abstraction is now out. We can apply it and get </text:p>
      <text:p text:style-name="P24"/>
      <text:p text:style-name="P24">→ a (a (a (a (a b)))) and get 5.</text:p>
      <text:p text:style-name="P24"/>
      <text:p text:style-name="P24"/>
      <text:p text:style-name="P49">Wednesday</text:p>
      <text:p text:style-name="P2">Week 6</text:p>
      <text:p text:style-name="P2">2-15-17</text:p>
      <text:p text:style-name="Standard"/>
      <text:p text:style-name="Standard">Review:</text:p>
      <text:p text:style-name="Standard"/>
      <text:p text:style-name="Standard">Example:</text:p>
      <text:p text:style-name="P24">λx. x x (λx. x (λx. <text:span text:style-name="T4">x</text:span>) λx. <text:span text:style-name="T6">x</text:span>) x</text:p>
      <text:p text:style-name="P24"/>
      <text:p text:style-name="P24">Identify abstraction:</text:p>
      <text:list xml:id="list7963040324283763203" text:style-name="L21">
        <text:list-item>
          <text:p text:style-name="P72">Body of first λx goes all the way to the right. Body of first λx is “x x (λx. x (λx. x) λx. x) x”</text:p>
        </text:list-item>
        <text:list-item>
          <text:p text:style-name="P72">Body of second λx is “x (λx. <text:span text:style-name="T4">x</text:span>) λx. <text:span text:style-name="T6">x</text:span>)”</text:p>
        </text:list-item>
        <text:list-item>
          <text:p text:style-name="P72">Body of third λx is “<text:span text:style-name="T4">x</text:span>”</text:p>
        </text:list-item>
        <text:list-item>
          <text:p text:style-name="P72">Body of fourth λx is “<text:span text:style-name="T6">x</text:span>”</text:p>
        </text:list-item>
      </text:list>
      <text:p text:style-name="P24"/>
      <text:p text:style-name="P24">The x's are bound to</text:p>
      <text:list xml:id="list7812347909986276696" text:style-name="L22">
        <text:list-item>
          <text:p text:style-name="P73">first λx</text:p>
        </text:list-item>
        <text:list-item>
          <text:p text:style-name="P73">first λx</text:p>
        </text:list-item>
        <text:list-item>
          <text:p text:style-name="P73">second λx</text:p>
        </text:list-item>
        <text:list-item>
          <text:p text:style-name="P73">third λx</text:p>
        </text:list-item>
        <text:list-item>
          <text:p text:style-name="P73">fourth λx</text:p>
        </text:list-item>
        <text:list-item>
          <text:p text:style-name="P73">first λx</text:p>
        </text:list-item>
      </text:list>
      <text:p text:style-name="P24"/>
      <text:p text:style-name="P24">(λx. x x λy. x (λy. y) y λx. x y) x</text:p>
      <text:p text:style-name="P24"/>
      <text:p text:style-name="P24">Identify abstraction:</text:p>
      <text:p text:style-name="P24">Body of:</text:p>
      <text:list xml:id="list8128881053679889293" text:style-name="L23">
        <text:list-item>
          <text:p text:style-name="P74">first λx is</text:p>
          <text:list>
            <text:list-item>
              <text:p text:style-name="P74">x x λy. x (λy. y) y λx. x y</text:p>
            </text:list-item>
          </text:list>
        </text:list-item>
        <text:list-item>
          <text:p text:style-name="P74">First λy is</text:p>
          <text:list>
            <text:list-item>
              <text:p text:style-name="P74">x (λy. y) y λx. x y</text:p>
            </text:list-item>
          </text:list>
        </text:list-item>
        <text:list-item>
          <text:p text:style-name="P74">second λy</text:p>
          <text:list>
            <text:list-item>
              <text:p text:style-name="P74">y</text:p>
            </text:list-item>
          </text:list>
        </text:list-item>
        <text:list-item>
          <text:p text:style-name="P74">second λx</text:p>
          <text:list>
            <text:list-item>
              <text:p text:style-name="P74">x y</text:p>
            </text:list-item>
          </text:list>
        </text:list-item>
      </text:list>
      <text:p text:style-name="P24"/>
      <text:p text:style-name="P24">Bounded (in order of variable appearances)</text:p>
      <text:list xml:id="list1021806119863691613" text:style-name="L24">
        <text:list-item>
          <text:p text:style-name="P75">First λx</text:p>
        </text:list-item>
        <text:list-item>
          <text:p text:style-name="P75">First λx</text:p>
        </text:list-item>
        <text:list-item>
          <text:p text:style-name="P75">First λx (not a typo)</text:p>
        </text:list-item>
        <text:list-item>
          <text:p text:style-name="P75">Second λy</text:p>
        </text:list-item>
        <text:list-item>
          <text:p text:style-name="P75">First λy</text:p>
        </text:list-item>
        <text:list-item>
          <text:p text:style-name="P75">Second λx</text:p>
        </text:list-item>
        <text:list-item>
          <text:p text:style-name="P75">First λy</text:p>
        </text:list-item>
        <text:list-item>
          <text:p text:style-name="P75">Free</text:p>
        </text:list-item>
      </text:list>
      <text:p text:style-name="P24"/>
      <text:p text:style-name="P24">Recucible Expressions:</text:p>
      <text:p text:style-name="P24"/>
      <text:p text:style-name="P24">Normal form: (λx. t) t' (This applies λx. t to t')</text:p>
      <text:p text:style-name="P24"><text:soft-page-break/></text:p>
      <text:p text:style-name="P24">Replace x with t' in t:</text:p>
      <text:p text:style-name="P24">[x → t'] t (get rid of λx)</text:p>
      <text:p text:style-name="P24"/>
      <text:p text:style-name="P24">The x that is replaced is the x that was bound by λx in the term λx. t.</text:p>
      <text:p text:style-name="P24"/>
      <text:p text:style-name="P24">Example:</text:p>
      <text:p text:style-name="P24"/>
      <text:p text:style-name="P24">λx. x x (u r)</text:p>
      <text:p text:style-name="P24"/>
      <text:p text:style-name="P24">What do we get? Nothing. Because λx extends all the way to the right.</text:p>
      <text:p text:style-name="P24">This is not a redex.</text:p>
      <text:p text:style-name="P24"/>
      <text:p text:style-name="P24">Example:</text:p>
      <text:p text:style-name="P24"/>
      <text:p text:style-name="P24">(λx. x x)(u r)</text:p>
      <text:p text:style-name="P24"/>
      <text:p text:style-name="P24">bound variables: Both x's go to λx.</text:p>
      <text:p text:style-name="P24">Replace x's with (u r)</text:p>
      <text:p text:style-name="P24"/>
      <text:p text:style-name="P24">→ (u r)(u r)</text:p>
      <text:p text:style-name="P24"/>
      <text:p text:style-name="P24">Example:</text:p>
      <text:p text:style-name="P24"/>
      <text:p text:style-name="P24">(λx. x (λx. x) x) u r</text:p>
      <text:p text:style-name="P24"/>
      <text:p text:style-name="P24">bound x's:</text:p>
      <text:list xml:id="list6376776515654922021" text:style-name="L25">
        <text:list-item>
          <text:p text:style-name="P76">First λx</text:p>
        </text:list-item>
        <text:list-item>
          <text:p text:style-name="P76">second λx</text:p>
        </text:list-item>
        <text:list-item>
          <text:p text:style-name="P76">first λx</text:p>
        </text:list-item>
      </text:list>
      <text:p text:style-name="P24"/>
      <text:p text:style-name="P24">To apply:</text:p>
      <text:p text:style-name="P24">Left associative, so u first.</text:p>
      <text:p text:style-name="P24"/>
      <text:p text:style-name="P24">Note: Do not drop parentheses</text:p>
      <text:p text:style-name="P24">((λx. x (λx. x) x) u) r</text:p>
      <text:p text:style-name="P24">→ (u (λx. x) u) r</text:p>
      <text:p text:style-name="P24">→ (( u (λx. x)) u) r</text:p>
      <text:p text:style-name="P24">The last one looks like a redex, but it's not because of the implied parentheses (which we made explicit on the last step)</text:p>
      <text:p text:style-name="P38"/>
      <text:p text:style-name="P24"/>
      <text:p text:style-name="P24">More review (starting from Church Booleans)</text:p>
      <text:p text:style-name="P24"/>
      <text:p text:style-name="P24">See Powerpoint</text:p>
      <text:p text:style-name="P24"/>
      <text:p text:style-name="P24">tru applied to two parameters returns the first one.</text:p>
      <text:p text:style-name="P24">fls applied to two parameters returns the second one.</text:p>
      <text:p text:style-name="P24"/>
      <text:p text:style-name="P24"><text:soft-page-break/>test tru v w = (λl. λm. λn. l m n) tru v w</text:p>
      <text:p text:style-name="P24">→ (λm. λn. tru m n) v w</text:p>
      <text:p text:style-name="P24">→ (λn. tru v n)w</text:p>
      <text:p text:style-name="P24">→ tru v w</text:p>
      <text:p text:style-name="P24">→ v</text:p>
      <text:p text:style-name="P24"/>
      <text:p text:style-name="P24">and = λb. λc. b c fls</text:p>
      <text:p text:style-name="P24">→ and tru tru</text:p>
      <text:p text:style-name="P24"/>
      <text:p text:style-name="P24">See powerpoint</text:p>
      <text:p text:style-name="P24"/>
      <text:p text:style-name="P24">Common mistakes: Always put parentheses when replacing tru/fls</text:p>
      <text:p text:style-name="P24"/>
      <text:p text:style-name="P24">or fls tru</text:p>
      <text:p text:style-name="P24"/>
      <text:p text:style-name="P24">Pairs:</text:p>
      <text:p text:style-name="P24"/>
      <text:p text:style-name="P24">pair = λf. λs. λb. b f s</text:p>
      <text:p text:style-name="P24">fst = </text:p>
      <text:p text:style-name="P24"/>
      <text:p text:style-name="P24">pair gives you back a function/abstraction</text:p>
      <text:p text:style-name="P24"/>
      <text:p text:style-name="P24">See powerpoint</text:p>
      <text:p text:style-name="P24"/>
      <text:p text:style-name="P24">Church Numerals</text:p>
      <text:p text:style-name="P24"/>
      <text:p text:style-name="P24">A number system means nothing unless you can operate on them and get what you would expect.</text:p>
      <text:p text:style-name="P24"/>
      <text:p text:style-name="P24">Successor function:</text:p>
      <text:p text:style-name="P24">(λn. λs. λz. s (n s z))</text:p>
      <text:p text:style-name="P24">Successor applies n to function s (successor) and z (zero) and apply s one more time.</text:p>
      <text:p text:style-name="P24"/>
      <text:p text:style-name="P24">Plus: see powerpoint</text:p>
      <text:p text:style-name="P24">times: See powerpoint</text:p>
      <text:p text:style-name="P24"/>
      <text:p text:style-name="P24">What if we don't have a zero? (on the times slide)</text:p>
      <text:p text:style-name="P24"/>
      <text:p text:style-name="P24">(plus 4)((plus 4) ((plus 4) 1))</text:p>
      <text:p text:style-name="P24">(plus 4) ((plus 4) 5</text:p>
      <text:p text:style-name="P24">(plus 4) 9</text:p>
      <text:p text:style-name="P24">13</text:p>
      <text:p text:style-name="P24"/>
      <text:p text:style-name="P24">times 3 4 = (</text:p>
      <text:p text:style-name="P24"/>
      <text:p text:style-name="P24">Exponents are the tame as times, except plus gets replaced with times, and 0 gets replaced with 1, and m and n get switched:</text:p>
      <text:p text:style-name="P24">exponent: λm. λn. n (times m) 1</text:p>
      <text:p text:style-name="P24"/>
      <text:p text:style-name="P24"/>
      <text:p text:style-name="P24"><text:soft-page-break/>Behavior equivalence:</text:p>
      <text:p text:style-name="P24">Successor of 4:</text:p>
      <text:p text:style-name="P24">scc 4 = (λs. λz. s(4 s z))</text:p>
      <text:p text:style-name="P24">This is not 5 with a call by value, but there is no way for the computer to distinguish it from 5.</text:p>
      <text:p text:style-name="P24"/>
      <text:p text:style-name="P24">(λs. λz. s(4 s z)) a b</text:p>
      <text:p text:style-name="P24">(λz. a (4 a z)) b</text:p>
      <text:p text:style-name="P24">(a (4 a b))</text:p>
      <text:p text:style-name="P24">=</text:p>
      <text:p text:style-name="P24">(a (a ( a ( a (a b))))</text:p>
      <text:p text:style-name="P24"/>
      <text:p text:style-name="P24">Latent computations under the abstraction</text:p>
      <text:p text:style-name="P24"/>
      <text:p text:style-name="P24"/>
      <text:p text:style-name="P49">Friday</text:p>
      <text:p text:style-name="P2">Week 6</text:p>
      <text:p text:style-name="P2">2-17-17</text:p>
      <text:p text:style-name="Standard"/>
      <text:p text:style-name="P24">Computer died, see paper notes</text:p>
      <text:p text:style-name="P24"/>
      <text:p text:style-name="P49">Monday</text:p>
      <text:p text:style-name="P2">Week 7</text:p>
      <text:p text:style-name="P2">2-20-17</text:p>
      <text:p text:style-name="Standard"/>
      <text:p text:style-name="P24">Lambda Calculus</text:p>
      <text:list xml:id="list6247817228954371484" text:style-name="L26">
        <text:list-item>
          <text:p text:style-name="P77">Programming Language</text:p>
          <text:list>
            <text:list-item>
              <text:list>
                <text:list-item>
                  <text:p text:style-name="P77">Syntax</text:p>
                </text:list-item>
                <text:list-item>
                  <text:p text:style-name="P77">Semantics</text:p>
                  <text:list>
                    <text:list-item>
                      <text:p text:style-name="P77">scope</text:p>
                    </text:list-item>
                    <text:list-item>
                      <text:p text:style-name="P77">binding</text:p>
                      <text:list>
                        <text:list-item>
                          <text:p text:style-name="P77">Both of those are considered a single step</text:p>
                        </text:list-item>
                      </text:list>
                    </text:list-item>
                    <text:list-item>
                      <text:p text:style-name="P77">execution step</text:p>
                    </text:list-item>
                    <text:list-item>
                      <text:p text:style-name="P77">Normal Order/Call by Value</text:p>
                    </text:list-item>
                    <text:list-item>
                      <text:p text:style-name="P77">naming/renaming</text:p>
                    </text:list-item>
                    <text:list-item>
                      <text:p text:style-name="P77">All of these concepts are relevant to programming languages in general</text:p>
                    </text:list-item>
                  </text:list>
                </text:list-item>
                <text:list-item>
                  <text:p text:style-name="P77">Turing-completeness</text:p>
                </text:list-item>
              </text:list>
            </text:list-item>
          </text:list>
        </text:list-item>
      </text:list>
      <text:p text:style-name="P24"/>
      <text:p text:style-name="P24">Side note: Higher-order functions</text:p>
      <text:p text:style-name="P24"/>
      <text:p text:style-name="P24">Powerpoint</text:p>
      <text:p text:style-name="P24"/>
      <text:p text:style-name="P25">Recursion in λ-calculus</text:p>
      <text:p text:style-name="P24"/>
      <text:p text:style-name="P29">factorial(n) = if (n = 0) then 1</text:p>
      <text:p text:style-name="P29"><text:tab/><text:tab/><text:tab/>else n * factorial (n – 1)</text:p>
      <text:p text:style-name="P29"/>
      <text:p text:style-name="P24">So think of factorial(2) like:</text:p>
      <text:p text:style-name="P24"/>
      <text:p text:style-name="P29">factorial = if (2 = 0) then 1</text:p>
      <text:p text:style-name="P29"><text:tab/><text:tab/> <text:s/>lese 2 * ( if ((2-1) = 0)</text:p>
      <text:p text:style-name="P29"><text:span text:style-name="T29"/></text:p>
      <text:p text:style-name="P29"><text:span text:style-name="T29">see powerpoint for rest. We want to expand as needed.</text:span></text:p>
      <text:p text:style-name="P29"><text:span text:style-name="T29"/></text:p>
      <text:p text:style-name="P29"><text:span text:style-name="T29">When defining a recursive function, we want</text:span></text:p>
      <text:p text:style-name="P29"><text:span text:style-name="T29"/></text:p>
      <text:p text:style-name="P29"><text:span text:style-name="T29">g = λf. &lt;body containing f&gt;</text:span></text:p>
      <text:p text:style-name="P29"><text:span text:style-name="T29"/></text:p>
      <text:p text:style-name="P29"><text:span text:style-name="T29">This particular slide is </text:span><text:span text:style-name="T50">not</text:span><text:span text:style-name="T29"> the factorial function. It won't work. So we use a </text:span><text:span text:style-name="T51">fix point</text:span></text:p>
      <text:p text:style-name="P29"><text:span text:style-name="T35"/></text:p>
      <text:p text:style-name="P29"><text:span text:style-name="T29">This slide is also just an outline.</text:span></text:p>
      <text:p text:style-name="P29"><text:span text:style-name="T29"/></text:p>
      <text:p text:style-name="P29"><text:span text:style-name="T29">g = the function you want to write recursively.</text:span></text:p>
      <text:p text:style-name="P29"><text:span text:style-name="T29"/></text:p>
      <text:p text:style-name="P29"><text:span text:style-name="T29">Example: See slide</text:span></text:p>
      <text:p text:style-name="P29"/>
      <text:p text:style-name="P24">(Side note: don't need to know fix point for exam)</text:p>
      <text:p text:style-name="P24"/>
      <text:p text:style-name="P24">Back to paper notes:</text:p>
      <text:p text:style-name="P24"><text:soft-page-break/>iszero is defined as λn. n (λx fls) tru</text:p>
      <text:p text:style-name="P24"/>
      <text:p text:style-name="P24">iszero 0 = (λn. n (λx. fls) tru) 0</text:p>
      <text:p text:style-name="P24">→ (λn. n (λx. fls) tru) (λs. λz. z)</text:p>
      <text:p text:style-name="P24">→ (λs. λz. z) (λx. fls) tru</text:p>
      <text:p text:style-name="P24">→ ((λs. λz. z)(λx. fls)) tru</text:p>
      <text:p text:style-name="P24">→ (λz. z) tru</text:p>
      <text:p text:style-name="P24">→ z</text:p>
      <text:p text:style-name="P24"/>
      <text:p text:style-name="P24">iszero 2 = (λn. n (λx. fls) tru) 2</text:p>
      <text:p text:style-name="P24">→ (2 (λx. fls) tru)</text:p>
      <text:p text:style-name="P24">→ …</text:p>
      <text:p text:style-name="P24">→ (λx. fls) ((λx. fls) tru)</text:p>
      <text:p text:style-name="P24">→ fls</text:p>
      <text:p text:style-name="P24"/>
      <text:p text:style-name="P24">gteq = (λm. λn. iszero (m prd n))</text:p>
      <text:p text:style-name="P24"/>
      <text:p text:style-name="P24">gteq 3 2 = (λm. λn. iszero (m prd n)) 3 2</text:p>
      <text:p text:style-name="P24">→ (λn. iszero (3 prd n)) 2</text:p>
      <text:p text:style-name="P24">→ iszero (3 prd 2)</text:p>
      <text:p text:style-name="P24">= (λn. n (λx. fls) tru) (3 prd 2)</text:p>
      <text:p text:style-name="P24">→ (λn. n (λx. fls) tru) (prd (prd (prd 2)))</text:p>
      <text:p text:style-name="P24">→ (λn. n (λx. fls) tru) (prd( prd 1))</text:p>
      <text:p text:style-name="P24">→ (λn. n (λx. fls) tru) (prd 0)</text:p>
      <text:p text:style-name="P24">→ …</text:p>
      <text:p text:style-name="P24"/>
      <text:p text:style-name="P24">equal = λm. λn. and (gteq m n) (gteq n m)</text:p>
      <text:p text:style-name="P24">equal 3 2 =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09T08:28:42.22</meta:creation-date>
    <meta:generator>OpenOffice/4.1.1$Win32 OpenOffice.org_project/411m6$Build-9775</meta:generator>
    <dc:date>2017-02-21T08:55:01.75</dc:date>
    <meta:editing-duration>P3DT9H44M21S</meta:editing-duration>
    <meta:editing-cycles>116</meta:editing-cycles>
    <meta:document-statistic meta:table-count="7" meta:image-count="0" meta:object-count="0" meta:page-count="47" meta:paragraph-count="1348" meta:word-count="8474" meta:character-count="39785"/>
  </office:meta>
</office:document-meta>
</file>